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105cm" style:rel-column-width="2894*"/>
    </style:style>
    <style:style style:name="Tabelle1.B" style:family="table-column">
      <style:table-column-properties style:column-width="6.997cm" style:rel-column-width="3967*"/>
    </style:style>
    <style:style style:name="Tabelle1.C" style:family="table-column">
      <style:table-column-properties style:column-width="4.898cm" style:rel-column-width="277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667cm" style:rel-column-width="21845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a68e0" officeooo:paragraph-rsid="001a68e0"/>
    </style:style>
    <style:style style:name="P2" style:family="paragraph" style:parent-style-name="Standard">
      <style:text-properties officeooo:rsid="001a68e0" officeooo:paragraph-rsid="001a68e0"/>
    </style:style>
    <style:style style:name="P3" style:family="paragraph" style:parent-style-name="Standard">
      <style:text-properties officeooo:rsid="001a68e0" officeooo:paragraph-rsid="001b441c"/>
    </style:style>
    <style:style style:name="P4" style:family="paragraph" style:parent-style-name="Standard">
      <style:text-properties officeooo:rsid="001a68e0" officeooo:paragraph-rsid="0020c7f6"/>
    </style:style>
    <style:style style:name="P5" style:family="paragraph" style:parent-style-name="Standard">
      <style:text-properties fo:font-weight="bold" officeooo:rsid="001a68e0" officeooo:paragraph-rsid="001a68e0" style:font-weight-asian="bold" style:font-weight-complex="bold"/>
    </style:style>
    <style:style style:name="P6" style:family="paragraph" style:parent-style-name="Standard">
      <style:text-properties officeooo:rsid="001b441c" officeooo:paragraph-rsid="001b441c"/>
    </style:style>
    <style:style style:name="P7" style:family="paragraph" style:parent-style-name="Standard">
      <style:text-properties officeooo:rsid="001ce0c2" officeooo:paragraph-rsid="001ce0c2"/>
    </style:style>
    <style:style style:name="P8" style:family="paragraph" style:parent-style-name="Standard">
      <style:text-properties officeooo:rsid="00208a56" officeooo:paragraph-rsid="00208a56"/>
    </style:style>
    <style:style style:name="P9" style:family="paragraph" style:parent-style-name="Standard">
      <style:text-properties officeooo:rsid="0020c7f6" officeooo:paragraph-rsid="0020c7f6"/>
    </style:style>
    <style:style style:name="P10" style:family="paragraph" style:parent-style-name="Standard">
      <style:text-properties officeooo:rsid="00224612" officeooo:paragraph-rsid="00224612"/>
    </style:style>
    <style:style style:name="P11" style:family="paragraph" style:parent-style-name="Standard">
      <style:text-properties officeooo:rsid="00236132" officeooo:paragraph-rsid="00236132"/>
    </style:style>
    <style:style style:name="P12" style:family="paragraph" style:parent-style-name="Standard">
      <style:paragraph-properties fo:break-before="page"/>
      <style:text-properties officeooo:rsid="001a68e0" officeooo:paragraph-rsid="001a68e0"/>
    </style:style>
    <style:style style:name="P13" style:family="paragraph" style:parent-style-name="Standard">
      <style:paragraph-properties fo:break-before="page"/>
      <style:text-properties fo:font-weight="bold" officeooo:rsid="001a68e0" officeooo:paragraph-rsid="001a68e0" style:font-weight-asian="bold" style:font-weight-complex="bold"/>
    </style:style>
    <style:style style:name="P14" style:family="paragraph" style:parent-style-name="Standard">
      <style:text-properties officeooo:rsid="001a68e0" officeooo:paragraph-rsid="001a68e0"/>
    </style:style>
    <style:style style:name="P15" style:family="paragraph" style:parent-style-name="Standard">
      <style:text-properties officeooo:rsid="001a68e0" officeooo:paragraph-rsid="00275b3c"/>
    </style:style>
    <style:style style:name="P16" style:family="paragraph" style:parent-style-name="Standard">
      <style:text-properties officeooo:rsid="0026e558" officeooo:paragraph-rsid="0026e558"/>
    </style:style>
    <style:style style:name="P17" style:family="paragraph" style:parent-style-name="Standard">
      <style:text-properties officeooo:rsid="00275b3c" officeooo:paragraph-rsid="00275b3c"/>
    </style:style>
    <style:style style:name="P18" style:family="paragraph" style:parent-style-name="Standard">
      <style:text-properties officeooo:rsid="0029a6f2" officeooo:paragraph-rsid="0029a6f2"/>
    </style:style>
    <style:style style:name="P19" style:family="paragraph" style:parent-style-name="Standard">
      <style:text-properties officeooo:rsid="002e584f" officeooo:paragraph-rsid="002e584f"/>
    </style:style>
    <style:style style:name="P20" style:family="paragraph" style:parent-style-name="Standard" style:list-style-name="L212">
      <style:text-properties officeooo:rsid="002f4980" officeooo:paragraph-rsid="002f4980"/>
    </style:style>
    <style:style style:name="P21" style:family="paragraph" style:parent-style-name="Standard">
      <style:text-properties officeooo:rsid="002f97c9" officeooo:paragraph-rsid="002f97c9"/>
    </style:style>
    <style:style style:name="P22" style:family="paragraph" style:parent-style-name="Standard" style:list-style-name="L213">
      <style:text-properties officeooo:paragraph-rsid="002ff87f"/>
    </style:style>
    <style:style style:name="P23" style:family="paragraph" style:parent-style-name="Standard" style:list-style-name="L213">
      <style:text-properties officeooo:rsid="0030950a" officeooo:paragraph-rsid="0030950a"/>
    </style:style>
    <style:style style:name="P24" style:family="paragraph" style:parent-style-name="Standard">
      <style:text-properties officeooo:rsid="00224612" officeooo:paragraph-rsid="00224612"/>
    </style:style>
    <style:style style:name="P25" style:family="paragraph" style:parent-style-name="Standard">
      <style:text-properties fo:font-weight="bold" officeooo:rsid="001a68e0" officeooo:paragraph-rsid="001a68e0" style:font-weight-asian="bold" style:font-weight-complex="bold"/>
    </style:style>
    <style:style style:name="P26" style:family="paragraph" style:parent-style-name="Standard" style:list-style-name="L210">
      <style:text-properties fo:font-weight="bold" officeooo:rsid="001a68e0" officeooo:paragraph-rsid="001a68e0" style:font-weight-asian="bold" style:font-weight-complex="bold"/>
    </style:style>
    <style:style style:name="P27" style:family="paragraph" style:parent-style-name="Standard">
      <style:text-properties fo:font-weight="bold" officeooo:rsid="001a68e0" officeooo:paragraph-rsid="0032bb3f" style:font-weight-asian="bold" style:font-weight-complex="bold"/>
    </style:style>
    <style:style style:name="P28" style:family="paragraph" style:parent-style-name="Standard">
      <style:paragraph-properties fo:break-before="page"/>
      <style:text-properties officeooo:rsid="001a68e0" officeooo:paragraph-rsid="001a68e0"/>
    </style:style>
    <style:style style:name="P29" style:family="paragraph" style:parent-style-name="Standard">
      <style:paragraph-properties fo:break-before="page"/>
      <style:text-properties fo:font-weight="bold" officeooo:rsid="001a68e0" officeooo:paragraph-rsid="001a68e0" style:font-weight-asian="bold" style:font-weight-complex="bold"/>
    </style:style>
    <style:style style:name="P30" style:family="paragraph" style:parent-style-name="Table_20_Contents">
      <style:text-properties officeooo:rsid="0029a6f2" officeooo:paragraph-rsid="0029a6f2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29a6f2" officeooo:paragraph-rsid="0029a6f2" style:font-weight-asian="bold" style:font-weight-complex="bold"/>
    </style:style>
    <style:style style:name="P32" style:family="paragraph" style:parent-style-name="Table_20_Contents">
      <style:text-properties officeooo:rsid="002ff87f" officeooo:paragraph-rsid="002ff87f"/>
    </style:style>
    <style:style style:name="P33" style:family="paragraph">
      <style:paragraph-properties fo:margin-left="0cm" fo:margin-right="0cm" fo:margin-top="0cm" fo:margin-bottom="0cm" fo:line-height="100%" fo:text-align="center" fo:text-indent="0cm"/>
    </style:style>
    <style:style style:name="P3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P3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left="0cm" fo:margin-right="0cm" fo:margin-top="0cm" fo:margin-bottom="0cm" fo:line-height="100%" fo:text-align="center" fo:text-indent="0cm"/>
      <style:text-properties fo:color="#ff0000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Microsoft YaHei" style:font-size-asian="22pt" style:font-style-asian="normal" style:font-weight-asian="bold" style:font-name-complex="Mangal" style:font-size-complex="22pt" style:font-style-complex="normal" style:font-weight-complex="bold" style:text-emphasize="none" style:font-relief="none" style:text-overline-style="none" style:text-overline-color="font-color"/>
    </style:style>
    <style:style style:name="P3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Mangal" style:font-size-complex="20pt" style:font-style-complex="normal" style:font-weight-complex="bold" style:text-emphasize="none" style:font-relief="none" style:text-overline-style="none" style:text-overline-color="font-color"/>
    </style:style>
    <style:style style:name="P3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2bb3f" style:font-weight-asian="bold" style:font-weight-complex="bold"/>
    </style:style>
    <style:style style:name="T3" style:family="text">
      <style:text-properties officeooo:rsid="001a68e0"/>
    </style:style>
    <style:style style:name="T4" style:family="text">
      <style:text-properties officeooo:rsid="00268950"/>
    </style:style>
    <style:style style:name="T5" style:family="text">
      <style:text-properties officeooo:rsid="0026e558"/>
    </style:style>
    <style:style style:name="T6" style:family="text">
      <style:text-properties officeooo:rsid="00275b3c"/>
    </style:style>
    <style:style style:name="T7" style:family="text">
      <style:text-properties officeooo:rsid="00277d22"/>
    </style:style>
    <style:style style:name="T8" style:family="text">
      <style:text-properties officeooo:rsid="00283eee"/>
    </style:style>
    <style:style style:name="T9" style:family="text">
      <style:text-properties officeooo:rsid="0029a6f2"/>
    </style:style>
    <style:style style:name="T10" style:family="text">
      <style:text-properties officeooo:rsid="002ae92a"/>
    </style:style>
    <style:style style:name="T11" style:family="text">
      <style:text-properties officeooo:rsid="002b34e2"/>
    </style:style>
    <style:style style:name="T12" style:family="text">
      <style:text-properties officeooo:rsid="002c19e3"/>
    </style:style>
    <style:style style:name="T13" style:family="text">
      <style:text-properties officeooo:rsid="002d45da"/>
    </style:style>
    <style:style style:name="T14" style:family="text">
      <style:text-properties officeooo:rsid="002f4980"/>
    </style:style>
    <style:style style:name="T15" style:family="text">
      <style:text-properties officeooo:rsid="002f579b"/>
    </style:style>
    <style:style style:name="T16" style:family="text">
      <style:text-properties officeooo:rsid="002ff87f"/>
    </style:style>
    <style:style style:name="T17" style:family="text">
      <style:text-properties officeooo:rsid="0030950a"/>
    </style:style>
    <style:style style:name="T18" style:family="text">
      <style:text-properties officeooo:rsid="00318036"/>
    </style:style>
    <style:style style:name="T19" style:family="text">
      <style:text-properties officeooo:rsid="0032bb3f"/>
    </style:style>
    <style:style style:name="T20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ff0000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Microsoft YaHei" style:font-size-asian="22pt" style:font-style-asian="normal" style:font-weight-asian="bold" style:font-name-complex="Mangal" style:font-size-complex="2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Mangal" style:font-size-complex="20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6cce6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c6cce6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6cce6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 style:list-style-name="L214">
      <style:graphic-properties draw:stroke="solid" svg:stroke-width="0cm" svg:stroke-color="#e6e6e6" draw:marker-start="" draw:marker-start-width="0.199cm" draw:marker-start-center="false" draw:marker-end="" draw:marker-end-width="0.199cm" draw:marker-end-center="false" draw:fill="solid" draw:fill-color="#cccc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 style:list-style-name="L215">
      <style:graphic-properties draw:stroke="solid" svg:stroke-width="0cm" svg:stroke-color="#ffffcc" draw:marker-start="" draw:marker-start-width="0.199cm" draw:marker-start-center="false" draw:marker-end="" draw:marker-end-width="0.199cm" draw:marker-end-center="false" draw:fill="solid" draw:fill-color="#ffff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 style:list-style-name="L216">
      <style:graphic-properties draw:stroke="solid" svg:stroke-width="0cm" svg:stroke-color="#e6e6e6" draw:marker-start="" draw:marker-start-width="0.199cm" draw:marker-start-center="false" draw:marker-end="" draw:marker-end-width="0.199cm" draw:marker-end-center="false" draw:fill="solid" draw:fill-color="#cccc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 style:list-style-name="L217">
      <style:graphic-properties draw:stroke="solid" svg:stroke-width="0cm" svg:stroke-color="#ffffcc" draw:marker-start="" draw:marker-start-width="0.199cm" draw:marker-start-center="false" draw:marker-end="" draw:marker-end-width="0.199cm" draw:marker-end-center="false" draw:fill="solid" draw:fill-color="#ffff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 style:list-style-name="L218">
      <style:graphic-properties draw:stroke="solid" svg:stroke-width="0cm" svg:stroke-color="#e6e6e6" draw:marker-start="" draw:marker-start-width="0.199cm" draw:marker-start-center="false" draw:marker-end="" draw:marker-end-width="0.199cm" draw:marker-end-center="false" draw:fill="solid" draw:fill-color="#cccc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 style:list-style-name="L219">
      <style:graphic-properties draw:stroke="solid" svg:stroke-width="0cm" svg:stroke-color="#ffffcc" draw:marker-start="" draw:marker-start-width="0.199cm" draw:marker-start-center="false" draw:marker-end="" draw:marker-end-width="0.199cm" draw:marker-end-center="false" draw:fill="solid" draw:fill-color="#ffff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 style:list-style-name="L220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 style:list-style-name="L221">
      <style:graphic-properties draw:stroke="solid" svg:stroke-width="0cm" svg:stroke-color="#e6e6e6" draw:marker-start="" draw:marker-start-width="0.199cm" draw:marker-start-center="false" draw:marker-end="" draw:marker-end-width="0.199cm" draw:marker-end-center="false" draw:fill="solid" draw:fill-color="#cccc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 style:list-style-name="L222">
      <style:graphic-properties draw:stroke="solid" svg:stroke-width="0cm" svg:stroke-color="#ffffcc" draw:marker-start="" draw:marker-start-width="0.199cm" draw:marker-start-center="false" draw:marker-end="" draw:marker-end-width="0.199cm" draw:marker-end-center="false" draw:fill="solid" draw:fill-color="#ffff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 style:list-style-name="L223">
      <style:graphic-properties draw:stroke="solid" svg:stroke-width="0cm" svg:stroke-color="#e6e6e6" draw:marker-start="" draw:marker-start-width="0.199cm" draw:marker-start-center="false" draw:marker-end="" draw:marker-end-width="0.199cm" draw:marker-end-center="false" draw:fill="solid" draw:fill-color="#cccc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 style:list-style-name="L224">
      <style:graphic-properties draw:stroke="solid" svg:stroke-width="0cm" svg:stroke-color="#ffffcc" draw:marker-start="" draw:marker-start-width="0.199cm" draw:marker-start-center="false" draw:marker-end="" draw:marker-end-width="0.199cm" draw:marker-end-center="false" draw:fill="solid" draw:fill-color="#ffff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 style:list-style-name="L225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 style:list-style-name="L226">
      <style:graphic-properties draw:stroke="solid" svg:stroke-width="0cm" svg:stroke-color="#e6e6e6" draw:marker-start="" draw:marker-start-width="0.199cm" draw:marker-start-center="false" draw:marker-end="" draw:marker-end-width="0.199cm" draw:marker-end-center="false" draw:fill="solid" draw:fill-color="#cccc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 style:list-style-name="L227">
      <style:graphic-properties draw:stroke="solid" svg:stroke-width="0cm" svg:stroke-color="#ffffcc" draw:marker-start="" draw:marker-start-width="0.199cm" draw:marker-start-center="false" draw:marker-end="" draw:marker-end-width="0.199cm" draw:marker-end-center="false" draw:fill="solid" draw:fill-color="#ffff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 style:list-style-name="L228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 style:list-style-name="L229">
      <style:graphic-properties draw:stroke="solid" svg:stroke-width="0cm" svg:stroke-color="#e6e6e6" draw:marker-start="" draw:marker-start-width="0.199cm" draw:marker-start-center="false" draw:marker-end="" draw:marker-end-width="0.199cm" draw:marker-end-center="false" draw:fill="solid" draw:fill-color="#cccc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 style:list-style-name="L230">
      <style:graphic-properties draw:stroke="solid" svg:stroke-width="0cm" svg:stroke-color="#ffffcc" draw:marker-start="" draw:marker-start-width="0.199cm" draw:marker-start-center="false" draw:marker-end="" draw:marker-end-width="0.199cm" draw:marker-end-center="false" draw:fill="solid" draw:fill-color="#ffff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 style:list-style-name="L231">
      <style:graphic-properties draw:stroke="solid" svg:stroke-width="0cm" svg:stroke-color="#e6e6e6" draw:marker-start="" draw:marker-start-width="0.199cm" draw:marker-start-center="false" draw:marker-end="" draw:marker-end-width="0.199cm" draw:marker-end-center="false" draw:fill="solid" draw:fill-color="#cccc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 style:list-style-name="L232">
      <style:graphic-properties draw:stroke="solid" svg:stroke-width="0cm" svg:stroke-color="#ffffcc" draw:marker-start="" draw:marker-start-width="0.199cm" draw:marker-start-center="false" draw:marker-end="" draw:marker-end-width="0.199cm" draw:marker-end-center="false" draw:fill="solid" draw:fill-color="#ffff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 style:list-style-name="L233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 style:list-style-name="L234">
      <style:graphic-properties draw:stroke="solid" svg:stroke-width="0cm" svg:stroke-color="#e6e6e6" draw:marker-start="" draw:marker-start-width="0.199cm" draw:marker-start-center="false" draw:marker-end="" draw:marker-end-width="0.199cm" draw:marker-end-center="false" draw:fill="solid" draw:fill-color="#cccc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 style:list-style-name="L235">
      <style:graphic-properties draw:stroke="solid" svg:stroke-width="0cm" svg:stroke-color="#ffffcc" draw:marker-start="" draw:marker-start-width="0.199cm" draw:marker-start-center="false" draw:marker-end="" draw:marker-end-width="0.199cm" draw:marker-end-center="false" draw:fill="solid" draw:fill-color="#ffff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 style:list-style-name="L236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 style:list-style-name="L237">
      <style:graphic-properties draw:stroke="solid" svg:stroke-width="0cm" svg:stroke-color="#e6e6e6" draw:marker-start="" draw:marker-start-width="0.199cm" draw:marker-start-center="false" draw:marker-end="" draw:marker-end-width="0.199cm" draw:marker-end-center="false" draw:fill="solid" draw:fill-color="#cccc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 style:list-style-name="L238">
      <style:graphic-properties draw:stroke="solid" svg:stroke-width="0cm" svg:stroke-color="#ffffcc" draw:marker-start="" draw:marker-start-width="0.199cm" draw:marker-start-center="false" draw:marker-end="" draw:marker-end-width="0.199cm" draw:marker-end-center="false" draw:fill="solid" draw:fill-color="#ffff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 style:list-style-name="L239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 style:list-style-name="L240">
      <style:graphic-properties draw:stroke="solid" svg:stroke-width="0cm" svg:stroke-color="#e6e6e6" draw:marker-start="" draw:marker-start-width="0.199cm" draw:marker-start-center="false" draw:marker-end="" draw:marker-end-width="0.199cm" draw:marker-end-center="false" draw:fill="solid" draw:fill-color="#cccc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 style:list-style-name="L241">
      <style:graphic-properties draw:stroke="solid" svg:stroke-width="0cm" svg:stroke-color="#ffffcc" draw:marker-start="" draw:marker-start-width="0.199cm" draw:marker-start-center="false" draw:marker-end="" draw:marker-end-width="0.199cm" draw:marker-end-center="false" draw:fill="solid" draw:fill-color="#ffff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 style:list-style-name="L242">
      <style:graphic-properties draw:stroke="solid" svg:stroke-width="0cm" svg:stroke-color="#e6e6e6" draw:marker-start="" draw:marker-start-width="0.199cm" draw:marker-start-center="false" draw:marker-end="" draw:marker-end-width="0.199cm" draw:marker-end-center="false" draw:fill="solid" draw:fill-color="#cccc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 style:list-style-name="L243">
      <style:graphic-properties draw:stroke="solid" svg:stroke-width="0cm" svg:stroke-color="#ffffcc" draw:marker-start="" draw:marker-start-width="0.199cm" draw:marker-start-center="false" draw:marker-end="" draw:marker-end-width="0.199cm" draw:marker-end-center="false" draw:fill="solid" draw:fill-color="#ffff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 style:list-style-name="L244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 style:list-style-name="L245">
      <style:graphic-properties draw:stroke="solid" svg:stroke-width="0cm" svg:stroke-color="#e6e6e6" draw:marker-start="" draw:marker-start-width="0.199cm" draw:marker-start-center="false" draw:marker-end="" draw:marker-end-width="0.199cm" draw:marker-end-center="false" draw:fill="solid" draw:fill-color="#cccc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 style:list-style-name="L246">
      <style:graphic-properties draw:stroke="solid" svg:stroke-width="0cm" svg:stroke-color="#ffffcc" draw:marker-start="" draw:marker-start-width="0.199cm" draw:marker-start-center="false" draw:marker-end="" draw:marker-end-width="0.199cm" draw:marker-end-center="false" draw:fill="solid" draw:fill-color="#ffff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 style:list-style-name="L247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 style:list-style-name="L248">
      <style:graphic-properties draw:stroke="solid" svg:stroke-width="0cm" svg:stroke-color="#e6e6e6" draw:marker-start="" draw:marker-start-width="0.199cm" draw:marker-start-center="false" draw:marker-end="" draw:marker-end-width="0.199cm" draw:marker-end-center="false" draw:fill="solid" draw:fill-color="#cccc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 style:list-style-name="L249">
      <style:graphic-properties draw:stroke="solid" svg:stroke-width="0cm" svg:stroke-color="#ffffcc" draw:marker-start="" draw:marker-start-width="0.199cm" draw:marker-start-center="false" draw:marker-end="" draw:marker-end-width="0.199cm" draw:marker-end-center="false" draw:fill="solid" draw:fill-color="#ffff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 style:list-style-name="L250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 style:list-style-name="L251">
      <style:graphic-properties draw:stroke="solid" svg:stroke-width="0cm" svg:stroke-color="#e6e6e6" draw:marker-start="" draw:marker-start-width="0.199cm" draw:marker-start-center="false" draw:marker-end="" draw:marker-end-width="0.199cm" draw:marker-end-center="false" draw:fill="solid" draw:fill-color="#cccc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 style:list-style-name="L252">
      <style:graphic-properties draw:stroke="solid" svg:stroke-width="0cm" svg:stroke-color="#ffffcc" draw:marker-start="" draw:marker-start-width="0.199cm" draw:marker-start-center="false" draw:marker-end="" draw:marker-end-width="0.199cm" draw:marker-end-center="false" draw:fill="solid" draw:fill-color="#ffff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 style:list-style-name="L253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 style:list-style-name="L254">
      <style:graphic-properties draw:stroke="solid" svg:stroke-width="0cm" svg:stroke-color="#e6e6e6" draw:marker-start="" draw:marker-start-width="0.199cm" draw:marker-start-center="false" draw:marker-end="" draw:marker-end-width="0.199cm" draw:marker-end-center="false" draw:fill="solid" draw:fill-color="#cccc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 style:list-style-name="L255">
      <style:graphic-properties draw:stroke="solid" svg:stroke-width="0cm" svg:stroke-color="#ffffcc" draw:marker-start="" draw:marker-start-width="0.199cm" draw:marker-start-center="false" draw:marker-end="" draw:marker-end-width="0.199cm" draw:marker-end-center="false" draw:fill="solid" draw:fill-color="#ffff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 style:list-style-name="L256">
      <style:graphic-properties draw:stroke="solid" svg:stroke-width="0cm" svg:stroke-color="#e6e6e6" draw:marker-start="" draw:marker-start-width="0.199cm" draw:marker-start-center="false" draw:marker-end="" draw:marker-end-width="0.199cm" draw:marker-end-center="false" draw:fill="solid" draw:fill-color="#cccc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 style:list-style-name="L257">
      <style:graphic-properties draw:stroke="solid" svg:stroke-width="0cm" svg:stroke-color="#ffffcc" draw:marker-start="" draw:marker-start-width="0.199cm" draw:marker-start-center="false" draw:marker-end="" draw:marker-end-width="0.199cm" draw:marker-end-center="false" draw:fill="solid" draw:fill-color="#ffff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 style:list-style-name="L258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 style:list-style-name="L259">
      <style:graphic-properties draw:stroke="solid" svg:stroke-width="0cm" svg:stroke-color="#e6e6e6" draw:marker-start="" draw:marker-start-width="0.199cm" draw:marker-start-center="false" draw:marker-end="" draw:marker-end-width="0.199cm" draw:marker-end-center="false" draw:fill="solid" draw:fill-color="#cccc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 style:list-style-name="L260">
      <style:graphic-properties draw:stroke="solid" svg:stroke-width="0cm" svg:stroke-color="#ffffcc" draw:marker-start="" draw:marker-start-width="0.199cm" draw:marker-start-center="false" draw:marker-end="" draw:marker-end-width="0.199cm" draw:marker-end-center="false" draw:fill="solid" draw:fill-color="#ffff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 style:list-style-name="L261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 style:list-style-name="L262">
      <style:graphic-properties draw:stroke="solid" svg:stroke-width="0cm" svg:stroke-color="#e6e6e6" draw:marker-start="" draw:marker-start-width="0.199cm" draw:marker-start-center="false" draw:marker-end="" draw:marker-end-width="0.199cm" draw:marker-end-center="false" draw:fill="solid" draw:fill-color="#cccc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 style:list-style-name="L263">
      <style:graphic-properties draw:stroke="solid" svg:stroke-width="0cm" svg:stroke-color="#ffffcc" draw:marker-start="" draw:marker-start-width="0.199cm" draw:marker-start-center="false" draw:marker-end="" draw:marker-end-width="0.199cm" draw:marker-end-center="false" draw:fill="solid" draw:fill-color="#ffff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 style:list-style-name="L264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 style:list-style-name="L265">
      <style:graphic-properties draw:stroke="solid" svg:stroke-width="0cm" svg:stroke-color="#e6e6e6" draw:marker-start="" draw:marker-start-width="0.199cm" draw:marker-start-center="false" draw:marker-end="" draw:marker-end-width="0.199cm" draw:marker-end-center="false" draw:fill="solid" draw:fill-color="#cccc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 style:list-style-name="L266">
      <style:graphic-properties draw:stroke="solid" svg:stroke-width="0cm" svg:stroke-color="#ffffcc" draw:marker-start="" draw:marker-start-width="0.199cm" draw:marker-start-center="false" draw:marker-end="" draw:marker-end-width="0.199cm" draw:marker-end-center="false" draw:fill="solid" draw:fill-color="#ffff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 style:list-style-name="L267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 style:list-style-name="L268">
      <style:graphic-properties draw:stroke="solid" svg:stroke-width="0cm" svg:stroke-color="#e6e6e6" draw:marker-start="" draw:marker-start-width="0.199cm" draw:marker-start-center="false" draw:marker-end="" draw:marker-end-width="0.199cm" draw:marker-end-center="false" draw:fill="solid" draw:fill-color="#cccc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 style:list-style-name="L269">
      <style:graphic-properties draw:stroke="solid" svg:stroke-width="0cm" svg:stroke-color="#ffffcc" draw:marker-start="" draw:marker-start-width="0.199cm" draw:marker-start-center="false" draw:marker-end="" draw:marker-end-width="0.199cm" draw:marker-end-center="false" draw:fill="solid" draw:fill-color="#ffff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 style:list-style-name="L270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" style:family="graphic" style:list-style-name="L271">
      <style:graphic-properties draw:stroke="solid" svg:stroke-width="0cm" svg:stroke-color="#e6e6e6" draw:marker-start="" draw:marker-start-width="0.199cm" draw:marker-start-center="false" draw:marker-end="" draw:marker-end-width="0.199cm" draw:marker-end-center="false" draw:fill="solid" draw:fill-color="#cccc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" style:family="graphic" style:list-style-name="L272">
      <style:graphic-properties draw:stroke="solid" svg:stroke-width="0cm" svg:stroke-color="#ffffcc" draw:marker-start="" draw:marker-start-width="0.199cm" draw:marker-start-center="false" draw:marker-end="" draw:marker-end-width="0.199cm" draw:marker-end-center="false" draw:fill="solid" draw:fill-color="#ffff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 style:list-style-name="L273">
      <style:graphic-properties draw:stroke="solid" svg:stroke-width="0cm" svg:stroke-color="#e6e6e6" draw:marker-start="" draw:marker-start-width="0.199cm" draw:marker-start-center="false" draw:marker-end="" draw:marker-end-width="0.199cm" draw:marker-end-center="false" draw:fill="solid" draw:fill-color="#cccc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" style:family="graphic" style:list-style-name="L274">
      <style:graphic-properties draw:stroke="solid" svg:stroke-width="0cm" svg:stroke-color="#ffffcc" draw:marker-start="" draw:marker-start-width="0.199cm" draw:marker-start-center="false" draw:marker-end="" draw:marker-end-width="0.199cm" draw:marker-end-center="false" draw:fill="solid" draw:fill-color="#ffff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 style:list-style-name="L275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 style:list-style-name="L276">
      <style:graphic-properties draw:stroke="solid" svg:stroke-width="0cm" svg:stroke-color="#e6e6e6" draw:marker-start="" draw:marker-start-width="0.199cm" draw:marker-start-center="false" draw:marker-end="" draw:marker-end-width="0.199cm" draw:marker-end-center="false" draw:fill="solid" draw:fill-color="#cccc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" style:family="graphic" style:list-style-name="L277">
      <style:graphic-properties draw:stroke="solid" svg:stroke-width="0cm" svg:stroke-color="#ffffcc" draw:marker-start="" draw:marker-start-width="0.199cm" draw:marker-start-center="false" draw:marker-end="" draw:marker-end-width="0.199cm" draw:marker-end-center="false" draw:fill="solid" draw:fill-color="#ffff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" style:family="graphic" style:list-style-name="L278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" style:family="graphic" style:list-style-name="L279">
      <style:graphic-properties draw:stroke="solid" svg:stroke-width="0cm" svg:stroke-color="#e6e6e6" draw:marker-start="" draw:marker-start-width="0.199cm" draw:marker-start-center="false" draw:marker-end="" draw:marker-end-width="0.199cm" draw:marker-end-center="false" draw:fill="solid" draw:fill-color="#cccc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" style:family="graphic" style:list-style-name="L280">
      <style:graphic-properties draw:stroke="solid" svg:stroke-width="0cm" svg:stroke-color="#ffffcc" draw:marker-start="" draw:marker-start-width="0.199cm" draw:marker-start-center="false" draw:marker-end="" draw:marker-end-width="0.199cm" draw:marker-end-center="false" draw:fill="solid" draw:fill-color="#ffff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" style:family="graphic" style:list-style-name="L281">
      <style:graphic-properties draw:stroke="solid" svg:stroke-width="0cm" svg:stroke-color="#e6e6e6" draw:marker-start="" draw:marker-start-width="0.199cm" draw:marker-start-center="false" draw:marker-end="" draw:marker-end-width="0.199cm" draw:marker-end-center="false" draw:fill="solid" draw:fill-color="#cccc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" style:family="graphic" style:list-style-name="L282">
      <style:graphic-properties draw:stroke="solid" svg:stroke-width="0cm" svg:stroke-color="#ffffcc" draw:marker-start="" draw:marker-start-width="0.199cm" draw:marker-start-center="false" draw:marker-end="" draw:marker-end-width="0.199cm" draw:marker-end-center="false" draw:fill="solid" draw:fill-color="#ffff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" style:family="graphic" style:list-style-name="L283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" style:family="graphic" style:list-style-name="L284">
      <style:graphic-properties draw:stroke="solid" svg:stroke-width="0cm" svg:stroke-color="#e6e6e6" draw:marker-start="" draw:marker-start-width="0.199cm" draw:marker-start-center="false" draw:marker-end="" draw:marker-end-width="0.199cm" draw:marker-end-center="false" draw:fill="solid" draw:fill-color="#cccc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" style:family="graphic" style:list-style-name="L285">
      <style:graphic-properties draw:stroke="solid" svg:stroke-width="0cm" svg:stroke-color="#ffffcc" draw:marker-start="" draw:marker-start-width="0.199cm" draw:marker-start-center="false" draw:marker-end="" draw:marker-end-width="0.199cm" draw:marker-end-center="false" draw:fill="solid" draw:fill-color="#ffff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" style:family="graphic" style:list-style-name="L286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" style:family="graphic" style:list-style-name="L287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" style:family="graphic" style:list-style-name="L288">
      <style:graphic-properties draw:stroke="solid" svg:stroke-width="0cm" svg:stroke-color="#e6e6e6" draw:marker-start="" draw:marker-start-width="0.199cm" draw:marker-start-center="false" draw:marker-end="" draw:marker-end-width="0.199cm" draw:marker-end-center="false" draw:fill="solid" draw:fill-color="#cccc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" style:family="graphic" style:list-style-name="L289">
      <style:graphic-properties draw:stroke="solid" svg:stroke-width="0cm" svg:stroke-color="#e6e6e6" draw:marker-start="" draw:marker-start-width="0.199cm" draw:marker-start-center="false" draw:marker-end="" draw:marker-end-width="0.199cm" draw:marker-end-center="false" draw:fill="solid" draw:fill-color="#cccc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" style:family="graphic" style:list-style-name="L290">
      <style:graphic-properties draw:stroke="solid" svg:stroke-width="0cm" svg:stroke-color="#e6e6e6" draw:marker-start="" draw:marker-start-width="0.199cm" draw:marker-start-center="false" draw:marker-end="" draw:marker-end-width="0.199cm" draw:marker-end-center="false" draw:fill="solid" draw:fill-color="#cccc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" style:family="graphic" style:list-style-name="L29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5" style:family="graphic" style:list-style-name="L29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6" style:family="graphic" style:list-style-name="L293">
      <style:graphic-properties draw:stroke="solid" svg:stroke-width="0cm" svg:stroke-color="#e6e6e6" draw:marker-start="" draw:marker-start-width="0.199cm" draw:marker-start-center="false" draw:marker-end="" draw:marker-end-width="0.199cm" draw:marker-end-center="false" draw:fill="solid" draw:fill-color="#cccc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7" style:family="graphic" style:list-style-name="L294">
      <style:graphic-properties draw:stroke="solid" svg:stroke-width="0cm" svg:stroke-color="#e6e6e6" draw:marker-start="" draw:marker-start-width="0.199cm" draw:marker-start-center="false" draw:marker-end="" draw:marker-end-width="0.199cm" draw:marker-end-center="false" draw:fill="solid" draw:fill-color="#cccc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8" style:family="graphic" style:list-style-name="L295">
      <style:graphic-properties draw:stroke="solid" svg:stroke-width="0cm" svg:stroke-color="#e6e6e6" draw:marker-start="" draw:marker-start-width="0.199cm" draw:marker-start-center="false" draw:marker-end="" draw:marker-end-width="0.199cm" draw:marker-end-center="false" draw:fill="solid" draw:fill-color="#cccc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9" style:family="graphic" style:list-style-name="L296">
      <style:graphic-properties draw:stroke="solid" svg:stroke-width="0cm" svg:stroke-color="#e6e6e6" draw:marker-start="" draw:marker-start-width="0.199cm" draw:marker-start-center="false" draw:marker-end="" draw:marker-end-width="0.199cm" draw:marker-end-center="false" draw:fill="solid" draw:fill-color="#cccc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0" style:family="graphic" style:list-style-name="L29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1" style:family="graphic" style:list-style-name="L29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2" style:family="graphic" style:list-style-name="L29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3" style:family="graphic" style:list-style-name="L300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4" style:family="graphic" style:list-style-name="L301">
      <style:graphic-properties draw:stroke="solid" svg:stroke-width="0cm" svg:stroke-color="#e6e6e6" draw:marker-start="" draw:marker-start-width="0.199cm" draw:marker-start-center="false" draw:marker-end="" draw:marker-end-width="0.199cm" draw:marker-end-center="false" draw:fill="solid" draw:fill-color="#cccc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5" style:family="graphic" style:list-style-name="L302">
      <style:graphic-properties draw:stroke="solid" svg:stroke-width="0cm" svg:stroke-color="#e6e6e6" draw:marker-start="" draw:marker-start-width="0.199cm" draw:marker-start-center="false" draw:marker-end="" draw:marker-end-width="0.199cm" draw:marker-end-center="false" draw:fill="solid" draw:fill-color="#cccc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6" style:family="graphic" style:list-style-name="L303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7" style:family="graphic" style:list-style-name="L304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8" style:family="graphic" style:list-style-name="L305">
      <style:graphic-properties draw:stroke="solid" svg:stroke-width="0cm" svg:stroke-color="#e6e6e6" draw:marker-start="" draw:marker-start-width="0.199cm" draw:marker-start-center="false" draw:marker-end="" draw:marker-end-width="0.199cm" draw:marker-end-center="false" draw:fill="solid" draw:fill-color="#cccc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9" style:family="graphic" style:list-style-name="L30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.<text:span text:style-name="T19">1</text:span> Heap</text:p>
      <text:p text:style-name="P2">a) Zeichnen sie den (min)-heap, der durch Einfügen von 5, 7, 1, 6 entsteht.</text:p>
      <text:p text:style-name="P2"/>
      <text:p text:style-name="P6">Min Heap = Eigenschaft, dass die Schlüssel der Kinder eines Knotens stets größer als der Schlüssel ihres Vaters sind (Heap-Bedingung).</text:p>
      <text:p text:style-name="P6"/>
      <text:p text:style-name="P6"/>
      <text:p text:style-name="P8">Schritt 1: 5 einfügen<text:tab/><text:tab/>Schritt 2: 7 einfügen<text:tab/><text:tab/><text:tab/>Schritt 3: 1 einfügen</text:p>
      <text:p text:style-name="P6"><draw:g text:anchor-type="paragraph" draw:z-index="0" draw:style-name="gr1"><draw:custom-shape draw:style-name="gr2" draw:text-style-name="P34" svg:width="1.2cm" svg:height="1.2cm" svg:x="0.002cm" svg:y="0.002cm"><text:p text:style-name="P33"><text:span text:style-name="T20">5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4" draw:id="id4" svg:width="1.202cm" svg:height="1.2cm" svg:x="6.003cm" svg:y="0.004cm"><text:p text:style-name="P33"><text:span text:style-name="T20">5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5" draw:id="id5" svg:width="1.202cm" svg:height="1.2cm" svg:x="5.003cm" svg:y="2.004cm"><text:p text:style-name="P33"><text:span text:style-name="T20">7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1" draw:id="id1" svg:width="1.2cm" svg:height="1.2cm" svg:x="12.005cm" svg:y="0.006cm"><text:p text:style-name="P33"><text:span text:style-name="T20">5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2" draw:id="id2" svg:width="1.2cm" svg:height="1.2cm" svg:x="11.005cm" svg:y="2.006cm"><text:p text:style-name="P33"><text:span text:style-name="T20">7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3" draw:id="id3" svg:width="1.2cm" svg:height="1.2cm" svg:x="13.007cm" svg:y="2.008cm"><text:p text:style-name="P33"><text:span text:style-name="T20">1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svg:x1="12.18cm" svg:y1="1.03cm" svg:x2="11.605cm" svg:y2="2.006cm" draw:start-shape="id1" draw:start-glue-point="7" draw:end-shape="id2" draw:end-glue-point="4" svg:d="M12180 1030h-575v976" svg:viewBox="0 0 577 977"><text:p/></draw:connector><draw:connector draw:style-name="gr3" draw:text-style-name="P35" svg:x1="13.03cm" svg:y1="1.03cm" svg:x2="13.607cm" svg:y2="2.007cm" draw:start-shape="id1" draw:start-glue-point="9" draw:end-shape="id3" draw:end-glue-point="4" svg:d="M13030 1030h577v977" svg:viewBox="0 0 579 979"><text:p/></draw:connector><draw:connector draw:style-name="gr3" draw:text-style-name="P35" svg:x1="6.177cm" svg:y1="1.029cm" svg:x2="5.604cm" svg:y2="2.005cm" draw:start-shape="id4" draw:start-glue-point="7" draw:end-shape="id5" draw:end-glue-point="4" svg:d="M6177 1029h-573v976" svg:viewBox="0 0 575 977"><text:p/></draw:connector></draw:g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Schritt 4: 6 einfügen<text:tab/><text:tab/><text:tab/>Schritt 5 : Heap Bedingung verletzt! Umschichten</text:p>
      <text:p text:style-name="P6"><draw:g text:anchor-type="paragraph" draw:z-index="1" draw:style-name="gr1"><draw:custom-shape draw:style-name="gr2" draw:text-style-name="P34" xml:id="id6" draw:id="id6" svg:width="1.2cm" svg:height="1.2cm" svg:x="1.99cm" svg:y="0.002cm"><text:p text:style-name="P33"><text:span text:style-name="T20">5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7" draw:id="id7" svg:width="1.202cm" svg:height="1.2cm" svg:x="0.995cm" svg:y="2.008cm"><text:p text:style-name="P33"><text:span text:style-name="T20">7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9" draw:id="id9" svg:width="1.202cm" svg:height="1.2cm" svg:x="2.997cm" svg:y="2.009cm"><text:p text:style-name="P33"><text:span text:style-name="T20">1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10" draw:id="id10" svg:width="1.2cm" svg:height="1.2cm" svg:x="7.997cm" svg:y="0.009cm"><text:p text:style-name="P33"><text:span text:style-name="T20">5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11" draw:id="id11" svg:width="1.2cm" svg:height="1.2cm" svg:x="6.997cm" svg:y="2.009cm"><text:p text:style-name="P33"><text:span text:style-name="T20">6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12" draw:id="id12" svg:width="1.2cm" svg:height="1.2cm" svg:x="8.999cm" svg:y="2.011cm"><text:p text:style-name="P33"><text:span text:style-name="T20">1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13" draw:id="id13" svg:width="1.2cm" svg:height="1.2cm" svg:x="5.999cm" svg:y="4.011cm"><text:p text:style-name="P33"><text:span text:style-name="T20">7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8" draw:id="id8" svg:width="1.2cm" svg:height="1.2cm" svg:x="0cm" svg:y="4.011cm"><text:p text:style-name="P33"><text:span text:style-name="T20">6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svg:x1="2.164cm" svg:y1="1.027cm" svg:x2="1.596cm" svg:y2="2.007cm" draw:start-shape="id6" draw:start-glue-point="7" draw:end-shape="id7" draw:end-glue-point="4" svg:d="M2164 1027h-568v980" svg:viewBox="0 0 570 982"><text:p/></draw:connector><draw:connector draw:style-name="gr3" draw:text-style-name="P35" svg:x1="1.169cm" svg:y1="3.032cm" svg:x2="0.6cm" svg:y2="4.011cm" draw:start-shape="id7" draw:start-glue-point="7" draw:end-shape="id8" draw:end-glue-point="4" svg:d="M1169 3032h-569v979" svg:viewBox="0 0 572 981"><text:p/></draw:connector><draw:connector draw:style-name="gr3" draw:text-style-name="P35" svg:x1="3.014cm" svg:y1="1.027cm" svg:x2="3.598cm" svg:y2="2.009cm" draw:start-shape="id6" draw:start-glue-point="9" draw:end-shape="id9" draw:end-glue-point="4" svg:d="M3014 1027h584v982" svg:viewBox="0 0 586 984"><text:p/></draw:connector><draw:connector draw:style-name="gr3" draw:text-style-name="P35" svg:x1="8.172cm" svg:y1="1.034cm" svg:x2="7.597cm" svg:y2="2.009cm" draw:start-shape="id10" draw:start-glue-point="7" draw:end-shape="id11" draw:end-glue-point="4" svg:d="M8172 1034h-575v975" svg:viewBox="0 0 577 977"><text:p/></draw:connector><draw:connector draw:style-name="gr3" draw:text-style-name="P35" svg:x1="9.022cm" svg:y1="1.034cm" svg:x2="9.599cm" svg:y2="2.011cm" draw:start-shape="id10" draw:start-glue-point="9" draw:end-shape="id12" draw:end-glue-point="4" svg:d="M9022 1034h577v977" svg:viewBox="0 0 579 979"><text:p/></draw:connector><draw:connector draw:style-name="gr3" draw:text-style-name="P35" svg:x1="7.172cm" svg:y1="3.034cm" svg:x2="6.599cm" svg:y2="4.011cm" draw:start-shape="id11" draw:start-glue-point="7" draw:end-shape="id13" draw:end-glue-point="4" svg:d="M7172 3034h-573v977" svg:viewBox="0 0 575 979"><text:p/></draw:connector></draw:g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b) <text:span text:style-name="T3">Löschen sie ein Element aus dem Heap (pop()) und zeichnen Sie den neuen Heap.</text:span></text:p>
      <text:p text:style-name="P6"/>
      <text:p text:style-name="P6"/>
      <text:p text:style-name="P6"><draw:g text:anchor-type="paragraph" draw:z-index="2" draw:style-name="gr1"><draw:custom-shape draw:style-name="gr2" draw:text-style-name="P34" xml:id="id14" draw:id="id14" svg:width="1.202cm" svg:height="1.2cm" svg:x="1.997cm" svg:y="0.006cm"><text:p text:style-name="P33"><text:span text:style-name="T20">5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15" draw:id="id15" svg:width="1.202cm" svg:height="1.2cm" svg:x="0.997cm" svg:y="2.006cm"><text:p text:style-name="P33"><text:span text:style-name="T20">6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16" draw:id="id16" svg:width="1.202cm" svg:height="1.2cm" svg:x="2.999cm" svg:y="2.008cm"><text:p text:style-name="P33"><text:span text:style-name="T20">1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17" draw:id="id17" svg:width="1.2cm" svg:height="1.2cm" svg:x="0cm" svg:y="4.008cm"><text:p text:style-name="P33"><text:span text:style-name="T20">7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svg:x1="2.171cm" svg:y1="1.03cm" svg:x2="1.598cm" svg:y2="2.006cm" draw:start-shape="id14" draw:start-glue-point="7" draw:end-shape="id15" draw:end-glue-point="4" svg:d="M2171 1030h-573v976" svg:viewBox="0 0 575 977"><text:p/></draw:connector><draw:connector draw:style-name="gr3" draw:text-style-name="P35" svg:x1="3.023cm" svg:y1="1.03cm" svg:x2="3.6cm" svg:y2="2.007cm" draw:start-shape="id14" draw:start-glue-point="9" draw:end-shape="id16" draw:end-glue-point="4" svg:d="M3023 1030h577v977" svg:viewBox="0 0 579 979"><text:p/></draw:connector><draw:connector draw:style-name="gr3" draw:text-style-name="P35" svg:x1="1.171cm" svg:y1="3.031cm" svg:x2="0.6cm" svg:y2="4.009cm" draw:start-shape="id15" draw:start-glue-point="7" draw:end-shape="id17" draw:end-glue-point="4" svg:d="M1171 3031h-571v978" svg:viewBox="0 0 573 979"><text:p/></draw:connector><draw:custom-shape draw:style-name="gr4" draw:text-style-name="P36" svg:width="1.202cm" svg:height="1.2cm" svg:x="1.998cm" svg:y="0.007cm"><text:p text:style-name="P33"><text:span text:style-name="T21">X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18" draw:id="id18" svg:width="1.2cm" svg:height="1.2cm" svg:x="7.994cm" svg:y="0.002cm"><text:p text:style-name="P33"><text:span text:style-name="T20">1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19" draw:id="id19" svg:width="1.2cm" svg:height="1.202cm" svg:x="6.994cm" svg:y="2cm"><text:p text:style-name="P33"><text:span text:style-name="T20">7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20" draw:id="id20" svg:width="1.2cm" svg:height="1.2cm" svg:x="8.996cm" svg:y="2.004cm"><text:p text:style-name="P33"><text:span text:style-name="T20">6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svg:x1="8.169cm" svg:y1="1.027cm" svg:x2="7.594cm" svg:y2="2cm" draw:start-shape="id18" draw:start-glue-point="7" draw:end-shape="id19" draw:end-glue-point="4" svg:d="M8169 1027h-575v973" svg:viewBox="0 0 577 975"><text:p/></draw:connector><draw:connector draw:style-name="gr3" draw:text-style-name="P35" svg:x1="9.019cm" svg:y1="1.027cm" svg:x2="9.596cm" svg:y2="2.004cm" draw:start-shape="id18" draw:start-glue-point="9" draw:end-shape="id20" draw:end-glue-point="4" svg:d="M9019 1027h577v977" svg:viewBox="0 0 579 979"><text:p/></draw:connector></draw:g></text:p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5"/>
      <text:p text:style-name="P5"/>
      <text:p text:style-name="P5"/>
      <text:p text:style-name="P5"/>
      <text:p text:style-name="P5"/>
      <text:p text:style-name="P12"><text:span text:style-name="T2">1.</text:span><text:span text:style-name="T1">2 Wie funktioniert heap sort?</text:span> Implementieren sie heap sort mit Hilfe der bekannten Datenstrukturen. Argumentieren Sie warum der Algorithmus worst case Komplexität O(n log n) besitzt.</text:p>
      <text:p text:style-name="P2"/>
      <text:p text:style-name="P2"/>
      <text:p text:style-name="P2"/>
      <text:p text:style-name="P13"><text:span text:style-name="T19">1.</text:span>3 Wie kann man die Ausführungszeit eines Programms oder einer Funktion messen? Welche Alternativen gibt es? Was sind die Vor- und Nachteile von time(), clock_gettime(). Clock(), rdtsc? Was ist processor time? Was ist wall clock time?</text:p>
      <text:p text:style-name="P2"/>
      <text:p text:style-name="P8">Ausführungszeit eines Programms messen:</text:p>
      <text:p text:style-name="P8"/>
      <text:p text:style-name="P2"/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Table_20_Contents"/>
          </table:table-cell>
          <table:table-cell table:style-name="Tabelle2.A1" office:value-type="string">
            <text:p text:style-name="P32">Vorteile</text:p>
          </table:table-cell>
          <table:table-cell table:style-name="Tabelle2.C1" office:value-type="string">
            <text:p text:style-name="P32">Nachteile</text:p>
          </table:table-cell>
        </table:table-row>
        <table:table-row>
          <table:table-cell table:style-name="Tabelle2.A2" office:value-type="string">
            <text:p text:style-name="P32">time()</text:p>
          </table:table-cell>
          <table:table-cell table:style-name="Tabelle2.A2" office:value-type="string">
            <text:p text:style-name="Table_20_Contents">- <text:span text:style-name="T17">gibt die Zeit seit 1.1.1970 wider</text:span></text:p>
            <text:p text:style-name="Table_20_Contents">- <text:span text:style-name="T17">Zeit in Sekunden</text:span></text:p>
          </table:table-cell>
          <table:table-cell table:style-name="Tabelle2.C2" office:value-type="string">
            <text:p text:style-name="Table_20_Contents">- <text:span text:style-name="T17">keine Zeiten kleiner als eine Sekunde</text:span></text:p>
          </table:table-cell>
        </table:table-row>
        <table:table-row>
          <table:table-cell table:style-name="Tabelle2.A2" office:value-type="string">
            <text:p text:style-name="P32">clock_gettime()</text:p>
          </table:table-cell>
          <table:table-cell table:style-name="Tabelle2.A2" office:value-type="string">
            <text:p text:style-name="Table_20_Contents">- <text:span text:style-name="T18">Gibt die Zeit wieder, man kann sich über die clock_id eine Uhr aussuchen</text:span></text:p>
          </table:table-cell>
          <table:table-cell table:style-name="Tabelle2.C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P32">clock()</text:p>
          </table:table-cell>
          <table:table-cell table:style-name="Tabelle2.A2" office:value-type="string">
            <text:p text:style-name="Table_20_Contents">- <text:span text:style-name="T18">gibt die Prozessorzeit an die vom Programm verbraucht wird.</text:span></text:p>
            <text:p text:style-name="Table_20_Contents">- <text:span text:style-name="T18">Gibt clock_ticks wider</text:span></text:p>
          </table:table-cell>
          <table:table-cell table:style-name="Tabelle2.C2" office:value-type="string">
            <text:p text:style-name="Table_20_Contents">- <text:span text:style-name="T18">Systemspezifisch</text:span></text:p>
          </table:table-cell>
        </table:table-row>
        <table:table-row>
          <table:table-cell table:style-name="Tabelle2.A2" office:value-type="string">
            <text:p text:style-name="P32">rdtsc()</text:p>
          </table:table-cell>
          <table:table-cell table:style-name="Tabelle2.A2" office:value-type="string">
            <text:p text:style-name="Table_20_Contents">- <text:span text:style-name="T18">gibt die Anzahl der clock-cycles wider die seit dem letzten Reset vergangen sind</text:span></text:p>
          </table:table-cell>
          <table:table-cell table:style-name="Tabelle2.C2" office:value-type="string">
            <text:p text:style-name="Table_20_Contents"/>
          </table:table-cell>
        </table:table-row>
      </table:table>
      <text:p text:style-name="P2"/>
      <text:list xml:id="list8779585023729284106" text:style-name="L213">
        <text:list-item>
          <text:p text:style-name="P22"><text:span text:style-name="T16">Processor time ist die Zeitspanne die der Prozessor tatsächlich etwas zu tun hat und nicht wartet oä. </text:span></text:p>
          <text:list>
            <text:list-item>
              <text:p text:style-name="P23">Bevorzugt eingesetzt bei Algortihmen ohne Festplattennutzung.</text:p>
            </text:list-item>
          </text:list>
        </text:list-item>
        <text:list-item>
          <text:p text:style-name="P22"><text:span text:style-name="T16">Mit wall clock time misst man die Gesamtzeit wie mit einer herkömlichen Uhr.</text:span></text:p>
          <text:list>
            <text:list-item>
              <text:p text:style-name="P23">Bevorzugt eingesetzt bei Algorithmen mit Festplattennutzung</text:p>
            </text:list-item>
          </text:list>
        </text:list-item>
      </text:list>
      <text:p text:style-name="P13"><text:span text:style-name="T19">1.</text:span>4 Schreiben sie ein kleines Programm, mit welchem n Zufallszahlen in einen binären Suc<text:span text:style-name="T14">h</text:span>baum eingefügt werden können. Bestimmen Sie die Höhe des resultierenden Baumes (Grafik!). Wiederholen sie diesen Test für n = 10000, 20000, 30000,... und vergleichen Sie die Höhe und die Laufzeit mit einem Ausbalancierten (AVL-)Baum (Grafik!).</text:p>
      <text:p text:style-name="P2"/>
      <text:p text:style-name="P2"/>
      <text:p text:style-name="P2"/>
      <text:p text:style-name="P13"><text:span text:style-name="T19">1.</text:span>5 Fügen Sie die Schlüssel 308, 52, 600, 987, 51, 4, 222, 412, 999, 577, 578 in einen leeren AVL-Baum ein und zeichnen Sie den Baum nach jeder Einfügeoperation.</text:p>
      <text:p text:style-name="P2"/>
      <text:p text:style-name="P9">Schritt 1:<text:tab/><text:tab/><text:tab/>Schritt 2:<text:tab/><text:tab/><text:tab/><text:tab/>Schritt 3:</text:p>
      <text:p text:style-name="P2"/>
      <text:p text:style-name="P2"><draw:custom-shape text:anchor-type="paragraph" draw:z-index="3" draw:style-name="gr5" draw:text-style-name="P34" svg:width="2.7cm" svg:height="1.2cm" svg:x="0cm" svg:y="0cm"><text:p text:style-name="P33"><text:span text:style-name="T20">308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g text:anchor-type="paragraph" draw:z-index="4" draw:style-name="gr1"><draw:custom-shape draw:style-name="gr2" draw:text-style-name="P34" xml:id="id21" draw:id="id21" svg:width="2.701cm" svg:height="1.2cm" svg:x="5.999cm" svg:y="0.002cm"><text:p text:style-name="P33"><text:span text:style-name="T20">308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22" draw:id="id22" svg:width="2.7cm" svg:height="1.2cm" svg:x="4.002cm" svg:y="2.004cm"><text:p text:style-name="P33"><text:span text:style-name="T20">52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svg:x1="6.393cm" svg:y1="1.027cm" svg:x2="5.351cm" svg:y2="2.004cm" draw:start-shape="id21" draw:start-glue-point="7" draw:end-shape="id22" draw:end-glue-point="4" svg:d="M6393 1027v576h-1042v401" svg:viewBox="0 0 1044 979"><text:p/></draw:connector></draw:g><draw:g text:anchor-type="paragraph" draw:z-index="5" draw:style-name="gr1"><draw:custom-shape draw:style-name="gr2" draw:text-style-name="P34" xml:id="id23" draw:id="id23" svg:width="2.701cm" svg:height="1.2cm" svg:x="12cm" svg:y="0cm"><text:p text:style-name="P33"><text:span text:style-name="T20">308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24" draw:id="id24" svg:width="2.7cm" svg:height="1.2cm" svg:x="10.003cm" svg:y="2.002cm"><text:p text:style-name="P33"><text:span text:style-name="T20">52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svg:x1="12.395cm" svg:y1="1.025cm" svg:x2="11.352cm" svg:y2="2.002cm" draw:start-shape="id23" draw:start-glue-point="7" draw:end-shape="id24" draw:end-glue-point="4" svg:d="M12395 1025v577h-1043v400" svg:viewBox="0 0 1044 979"><text:p/></draw:connector><draw:custom-shape draw:style-name="gr2" draw:text-style-name="P34" xml:id="id25" draw:id="id25" svg:width="2.701cm" svg:height="1.2cm" svg:x="14.004cm" svg:y="2.004cm"><text:p text:style-name="P33"><text:span text:style-name="T20">600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svg:x1="14.305cm" svg:y1="1.025cm" svg:x2="15.353cm" svg:y2="2.004cm" draw:start-shape="id23" draw:start-glue-point="9" draw:end-shape="id25" draw:end-glue-point="4" svg:d="M14305 1025v578h1048v401" svg:viewBox="0 0 1050 981"><text:p/></draw:connector><draw:custom-shape draw:style-name="gr2" draw:text-style-name="P34" svg:width="2.7cm" svg:height="1.2cm" svg:x="10.005cm" svg:y="2.004cm"><text:p text:style-name="P33"><text:span text:style-name="T20">52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Schritt 4:<text:tab/><text:tab/><text:tab/><text:tab/><text:tab/><text:tab/><text:tab/>Schritt 5:</text:p>
      <text:p text:style-name="P2"/>
      <text:p text:style-name="P2"><draw:g text:anchor-type="paragraph" draw:z-index="7" draw:style-name="gr1"><draw:custom-shape draw:style-name="gr2" draw:text-style-name="P34" xml:id="id30" draw:id="id30" svg:width="2.701cm" svg:height="1.2cm" svg:x="11.996cm" svg:y="0.002cm"><text:p text:style-name="P33"><text:span text:style-name="T20">308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31" draw:id="id31" svg:width="2.701cm" svg:height="1.2cm" svg:x="9.998cm" svg:y="2.004cm"><text:p text:style-name="P33"><text:span text:style-name="T20">52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svg:x1="12.391cm" svg:y1="1.027cm" svg:x2="11.347cm" svg:y2="2.004cm" draw:start-shape="id30" draw:start-glue-point="7" draw:end-shape="id31" draw:end-glue-point="4" svg:d="M12391 1027v576h-1044v401" svg:viewBox="0 0 1046 979"><text:p/></draw:connector><draw:custom-shape draw:style-name="gr2" draw:text-style-name="P34" xml:id="id32" draw:id="id32" svg:width="2.701cm" svg:height="1.2cm" svg:x="14cm" svg:y="2.006cm"><text:p text:style-name="P33"><text:span text:style-name="T20">600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svg:x1="14.302cm" svg:y1="1.027cm" svg:x2="15.349cm" svg:y2="2.006cm" draw:start-shape="id30" draw:start-glue-point="9" draw:end-shape="id32" draw:end-glue-point="4" svg:d="M14302 1027v578h1047v401" svg:viewBox="0 0 1050 981"><text:p/></draw:connector><draw:custom-shape draw:style-name="gr2" draw:text-style-name="P34" xml:id="id34" draw:id="id34" svg:width="2.701cm" svg:height="1.2cm" svg:x="10cm" svg:y="2.006cm"><text:p text:style-name="P33"><text:span text:style-name="T20">52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33" draw:id="id33" svg:width="2.701cm" svg:height="1.2cm" svg:x="16cm" svg:y="4.006cm"><text:p text:style-name="P33"><text:span text:style-name="T20">987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svg:x1="16.306cm" svg:y1="3.031cm" svg:x2="17.351cm" svg:y2="4.007cm" draw:start-shape="id32" draw:start-glue-point="9" draw:end-shape="id33" draw:end-glue-point="4" svg:d="M16306 3031v577h1045v399" svg:viewBox="0 0 1046 977"><text:p/></draw:connector><draw:custom-shape draw:style-name="gr2" draw:text-style-name="P34" xml:id="id35" draw:id="id35" svg:width="2.7cm" svg:height="1.2cm" svg:x="8.003cm" svg:y="4.008cm"><text:p text:style-name="P33"><text:span text:style-name="T20">51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svg:x1="10.395cm" svg:y1="3.031cm" svg:x2="9.352cm" svg:y2="4.009cm" draw:start-shape="id34" draw:start-glue-point="7" draw:end-shape="id35" draw:end-glue-point="4" svg:d="M10395 3031v577h-1043v401" svg:viewBox="0 0 1044 979"><text:p/></draw:connector></draw:g><draw:g text:anchor-type="paragraph" draw:z-index="6" draw:style-name="gr1"><draw:custom-shape draw:style-name="gr2" draw:text-style-name="P34" xml:id="id26" draw:id="id26" svg:width="2.701cm" svg:height="1.2cm" svg:x="0.999cm" svg:y="0cm"><text:p text:style-name="P33"><text:span text:style-name="T20">308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27" draw:id="id27" svg:width="2.7cm" svg:height="1.2cm" svg:x="-0.998cm" svg:y="2.002cm"><text:p text:style-name="P33"><text:span text:style-name="T20">52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svg:x1="1.393cm" svg:y1="1.025cm" svg:x2="0.351cm" svg:y2="2.002cm" draw:start-shape="id26" draw:start-glue-point="7" draw:end-shape="id27" draw:end-glue-point="4" svg:d="M1393 1025v577h-1042v400" svg:viewBox="0 0 1044 979"><text:p/></draw:connector><draw:custom-shape draw:style-name="gr2" draw:text-style-name="P34" xml:id="id28" draw:id="id28" svg:width="2.701cm" svg:height="1.2cm" svg:x="3.003cm" svg:y="2.004cm"><text:p text:style-name="P33"><text:span text:style-name="T20">600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svg:x1="3.304cm" svg:y1="1.025cm" svg:x2="4.352cm" svg:y2="2.004cm" draw:start-shape="id26" draw:start-glue-point="9" draw:end-shape="id28" draw:end-glue-point="4" svg:d="M3304 1025v578h1048v401" svg:viewBox="0 0 1050 981"><text:p/></draw:connector><draw:custom-shape draw:style-name="gr2" draw:text-style-name="P34" svg:width="2.7cm" svg:height="1.2cm" svg:x="-0.996cm" svg:y="2.004cm"><text:p text:style-name="P33"><text:span text:style-name="T20">52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29" draw:id="id29" svg:width="2.701cm" svg:height="1.2cm" svg:x="5.003cm" svg:y="4.004cm"><text:p text:style-name="P33"><text:span text:style-name="T20">987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svg:x1="5.308cm" svg:y1="3.029cm" svg:x2="6.352cm" svg:y2="4.004cm" draw:start-shape="id28" draw:start-glue-point="9" draw:end-shape="id29" draw:end-glue-point="4" svg:d="M5308 3029v576h1044v399" svg:viewBox="0 0 1046 977"><text:p/></draw:connector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Schritt 6:<text:tab/><text:tab/><text:tab/><text:tab/><text:tab/><text:tab/><text:tab/>Schritt 7:</text:p>
      <text:p text:style-name="P2"/>
      <text:p text:style-name="P2"/>
      <text:p text:style-name="P2"><draw:g text:anchor-type="paragraph" draw:z-index="9" draw:style-name="gr1"><draw:custom-shape draw:style-name="gr2" draw:text-style-name="P34" xml:id="id43" draw:id="id43" svg:width="1.98cm" svg:height="0.879cm" svg:x="10.744cm" svg:y="0.252cm"><text:p text:style-name="P33"><text:span text:style-name="T20">308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44" draw:id="id44" svg:width="1.978cm" svg:height="0.879cm" svg:x="9.28cm" svg:y="1.72cm"><text:p text:style-name="P33"><text:span text:style-name="T20">52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svg:x1="11.034cm" svg:y1="1.002cm" svg:x2="10.27cm" svg:y2="1.72cm" draw:start-shape="id43" draw:start-glue-point="7" draw:end-shape="id44" draw:end-glue-point="4" svg:d="M11034 1002v425h-764v293" svg:viewBox="0 0 766 720"><text:p/></draw:connector><draw:custom-shape draw:style-name="gr2" draw:text-style-name="P34" xml:id="id52" draw:id="id52" svg:width="1.982cm" svg:height="0.881cm" svg:x="14.48cm" svg:y="1.72cm"><text:p text:style-name="P33"><text:span text:style-name="T20">600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45" draw:id="id45" svg:width="1.978cm" svg:height="0.881cm" svg:x="9.282cm" svg:y="1.72cm"><text:p text:style-name="P33"><text:span text:style-name="T20">52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53" draw:id="id53" svg:width="1.978cm" svg:height="0.881cm" svg:x="16.022cm" svg:y="3.185cm"><text:p text:style-name="P33"><text:span text:style-name="T20">987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46" draw:id="id46" svg:width="1.978cm" svg:height="0.879cm" svg:x="7.818cm" svg:y="3.187cm"><text:p text:style-name="P33"><text:span text:style-name="T20">51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svg:x1="9.572cm" svg:y1="2.471cm" svg:x2="8.808cm" svg:y2="3.187cm" draw:start-shape="id45" draw:start-glue-point="7" draw:end-shape="id46" draw:end-glue-point="4" svg:d="M9572 2471v424h-764v292" svg:viewBox="0 0 766 718"><text:p/></draw:connector><draw:custom-shape draw:style-name="gr2" draw:text-style-name="P34" xml:id="id47" draw:id="id47" svg:width="1.98cm" svg:height="0.879cm" svg:x="10.744cm" svg:y="0.254cm"><text:p text:style-name="P33"><text:span text:style-name="T20">308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48" draw:id="id48" svg:width="1.978cm" svg:height="0.881cm" svg:x="9.282cm" svg:y="1.72cm"><text:p text:style-name="P33"><text:span text:style-name="T20">52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svg:x1="11.034cm" svg:y1="1.003cm" svg:x2="10.272cm" svg:y2="1.719cm" draw:start-shape="id47" draw:start-glue-point="7" draw:end-shape="id48" draw:end-glue-point="4" svg:d="M11034 1003v423h-762v293" svg:viewBox="0 0 764 718"><text:p/></draw:connector><draw:custom-shape draw:style-name="gr2" draw:text-style-name="P34" xml:id="id49" draw:id="id49" svg:width="1.98cm" svg:height="0.879cm" svg:x="9.282cm" svg:y="1.721cm"><text:p text:style-name="P33"><text:span text:style-name="T20">51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50" draw:id="id50" svg:width="1.976cm" svg:height="0.879cm" svg:x="7.82cm" svg:y="3.189cm"><text:p text:style-name="P33"><text:span text:style-name="T20">4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svg:x1="9.572cm" svg:y1="2.471cm" svg:x2="8.808cm" svg:y2="3.189cm" draw:start-shape="id49" draw:start-glue-point="7" draw:end-shape="id50" draw:end-glue-point="4" svg:d="M9572 2471v425h-764v293" svg:viewBox="0 0 766 720"><text:p/></draw:connector><draw:custom-shape draw:style-name="gr2" draw:text-style-name="P34" xml:id="id51" draw:id="id51" svg:width="1.978cm" svg:height="0.879cm" svg:x="10.75cm" svg:y="3.189cm"><text:p text:style-name="P33"><text:span text:style-name="T20">52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svg:x1="11.74cm" svg:y1="3.189cm" svg:x2="10.972cm" svg:y2="2.471cm" draw:start-shape="id51" draw:start-glue-point="4" draw:end-shape="id49" draw:end-glue-point="9" svg:d="M11740 3189v-293h-768v-425" svg:viewBox="0 0 769 720"><text:p/></draw:connector><draw:connector draw:style-name="gr3" draw:text-style-name="P35" svg:x1="12.434cm" svg:y1="1.003cm" svg:x2="15.471cm" svg:y2="1.719cm" draw:start-shape="id47" draw:start-glue-point="9" draw:end-shape="id52" draw:end-glue-point="4" svg:d="M12434 1003v631h1167v-418h1870v503" svg:viewBox="0 0 3039 718"><text:p/></draw:connector><draw:connector draw:style-name="gr3" draw:text-style-name="P35" svg:x1="16.172cm" svg:y1="2.471cm" svg:x2="17.012cm" svg:y2="3.186cm" draw:start-shape="id52" draw:start-glue-point="9" draw:end-shape="id53" draw:end-glue-point="4" svg:d="M16172 2471v422h840v293" svg:viewBox="0 0 841 716"><text:p/></draw:connector></draw:g></text:p>
      <text:p text:style-name="P2"/>
      <text:p text:style-name="P2"/>
      <text:p text:style-name="P2"><draw:g text:anchor-type="paragraph" draw:z-index="8" draw:style-name="gr1"><draw:custom-shape draw:style-name="gr2" draw:text-style-name="P34" xml:id="id36" draw:id="id36" svg:width="1.793cm" svg:height="0.798cm" svg:x="2.978cm" svg:y="-1.524cm"><text:p text:style-name="P33"><text:span text:style-name="T20">308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37" draw:id="id37" svg:width="1.793cm" svg:height="0.796cm" svg:x="1.651cm" svg:y="-0.194cm"><text:p text:style-name="P33"><text:span text:style-name="T20">52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svg:x1="3.239cm" svg:y1="-0.842cm" svg:x2="2.547cm" svg:y2="-0.193cm" draw:start-shape="id36" draw:start-glue-point="7" draw:end-shape="id37" draw:end-glue-point="4" svg:d="M3239-843v383h-692v266" svg:viewBox="0 0 693 651"><text:p/></draw:connector><draw:custom-shape draw:style-name="gr2" draw:text-style-name="P34" xml:id="id38" draw:id="id38" svg:width="1.791cm" svg:height="0.798cm" svg:x="4.308cm" svg:y="-0.194cm"><text:p text:style-name="P33"><text:span text:style-name="T20">600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svg:x1="4.509cm" svg:y1="-0.842cm" svg:x2="5.203cm" svg:y2="-0.193cm" draw:start-shape="id36" draw:start-glue-point="9" draw:end-shape="id38" draw:end-glue-point="4" svg:d="M4509-843v384h694v265" svg:viewBox="0 0 697 651"><text:p/></draw:connector><draw:custom-shape draw:style-name="gr2" draw:text-style-name="P34" xml:id="id40" draw:id="id40" svg:width="1.793cm" svg:height="0.798cm" svg:x="1.653cm" svg:y="-0.194cm"><text:p text:style-name="P33"><text:span text:style-name="T20">52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39" draw:id="id39" svg:width="1.791cm" svg:height="0.796cm" svg:x="5.636cm" svg:y="1.134cm"><text:p text:style-name="P33"><text:span text:style-name="T20">987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svg:x1="5.837cm" svg:y1="0.487cm" svg:x2="6.532cm" svg:y2="1.134cm" draw:start-shape="id38" draw:start-glue-point="9" draw:end-shape="id39" draw:end-glue-point="4" svg:d="M5837 487v383h695v264" svg:viewBox="0 0 697 649"><text:p/></draw:connector><draw:custom-shape draw:style-name="gr2" draw:text-style-name="P34" xml:id="id41" draw:id="id41" svg:width="1.793cm" svg:height="0.796cm" svg:x="0.327cm" svg:y="1.136cm"><text:p text:style-name="P33"><text:span text:style-name="T20">51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svg:x1="1.915cm" svg:y1="0.487cm" svg:x2="1.223cm" svg:y2="1.136cm" draw:start-shape="id40" draw:start-glue-point="7" draw:end-shape="id41" draw:end-glue-point="4" svg:d="M1915 487v383h-692v266" svg:viewBox="0 0 693 651"><text:p/></draw:connector><draw:custom-shape draw:style-name="gr2" draw:text-style-name="P34" xml:id="id42" draw:id="id42" svg:width="1.791cm" svg:height="0.796cm" svg:x="-0.998cm" svg:y="2.464cm"><text:p text:style-name="P33"><text:span text:style-name="T20">4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svg:x1="0.587cm" svg:y1="1.815cm" svg:x2="-0.101cm" svg:y2="2.464cm" draw:start-shape="id41" draw:start-glue-point="7" draw:end-shape="id42" draw:end-glue-point="4" svg:d="M587 1815v383h-689v266" svg:viewBox="0 0 691 651"><text:p/></draw:connector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oft-page-break/>Schritt 8:</text:p>
      <text:p text:style-name="P2"><draw:g text:anchor-type="paragraph" draw:z-index="10" draw:style-name="gr1"><draw:custom-shape draw:style-name="gr2" draw:text-style-name="P34" svg:width="2.7cm" svg:height="1.2cm" svg:x="5.996cm" svg:y="0cm"><text:p text:style-name="P33"><text:span text:style-name="T20">308</text:span></text:p>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svg:width="2.701cm" svg:height="1.2cm" svg:x="1.997cm" svg:y="2.002cm"><text:p text:style-name="P33"><text:span text:style-name="T20">52</text:span></text:p>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60" draw:id="id60" svg:width="2.701cm" svg:height="1.2cm" svg:x="11.099cm" svg:y="2.004cm"><text:p text:style-name="P33"><text:span text:style-name="T20">600</text:span></text:p>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54" draw:id="id54" svg:width="2.701cm" svg:height="1.2cm" svg:x="1.999cm" svg:y="2.004cm"><text:p text:style-name="P33"><text:span text:style-name="T20">52</text:span></text:p>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61" draw:id="id61" svg:width="2.701cm" svg:height="1.2cm" svg:x="13.199cm" svg:y="4.004cm"><text:p text:style-name="P33"><text:span text:style-name="T20">987</text:span></text:p>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55" draw:id="id55" svg:width="2.7cm" svg:height="1.2cm" svg:x="0.002cm" svg:y="4.006cm"><text:p text:style-name="P33"><text:span text:style-name="T20">51</text:span></text:p>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svg:x1="2.394cm" svg:y1="3.029cm" svg:x2="1.351cm" svg:y2="4.006cm" draw:start-shape="id54" draw:start-glue-point="7" draw:end-shape="id55" draw:end-glue-point="4" svg:d="M2394 3029v576h-1043v401" svg:viewBox="0 0 1044 979"><text:p/></draw:connector><draw:custom-shape draw:style-name="gr2" draw:text-style-name="P34" xml:id="id59" draw:id="id59" svg:width="2.701cm" svg:height="1.2cm" svg:x="5.997cm" svg:y="0.002cm"><text:p text:style-name="P33"><text:span text:style-name="T20">308</text:span></text:p>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svg:width="2.701cm" svg:height="1.2cm" svg:x="1.999cm" svg:y="2.004cm"><text:p text:style-name="P33"><text:span text:style-name="T20">52</text:span></text:p>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56" draw:id="id56" svg:width="2.701cm" svg:height="1.2cm" svg:x="2cm" svg:y="2.006cm"><text:p text:style-name="P33"><text:span text:style-name="T20">51</text:span></text:p>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57" draw:id="id57" svg:width="2.7cm" svg:height="1.2cm" svg:x="0.004cm" svg:y="4.008cm"><text:p text:style-name="P33"><text:span text:style-name="T20">4</text:span></text:p>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svg:x1="2.395cm" svg:y1="3.03cm" svg:x2="1.353cm" svg:y2="4.008cm" draw:start-shape="id56" draw:start-glue-point="7" draw:end-shape="id57" draw:end-glue-point="4" svg:d="M2395 3030v577h-1042v401" svg:viewBox="0 0 1044 979"><text:p/></draw:connector><draw:custom-shape draw:style-name="gr2" draw:text-style-name="P34" xml:id="id58" draw:id="id58" svg:width="2.701cm" svg:height="1.2cm" svg:x="4.003cm" svg:y="4.008cm"><text:p text:style-name="P33"><text:span text:style-name="T20">52</text:span></text:p>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svg:x1="5.352cm" svg:y1="4.008cm" svg:x2="4.306cm" svg:y2="3.03cm" draw:start-shape="id58" draw:start-glue-point="4" draw:end-shape="id56" draw:end-glue-point="9" svg:d="M5352 4008v-401h-1046v-577" svg:viewBox="0 0 1048 979"><text:p/></draw:connector><draw:connector draw:style-name="gr3" draw:text-style-name="P35" draw:line-skew="-0.188cm" svg:x1="8.303cm" svg:y1="1.027cm" svg:x2="12.448cm" svg:y2="2.004cm" draw:start-shape="id59" draw:start-glue-point="9" draw:end-shape="id60" draw:end-glue-point="4" svg:d="M8303 1027v488h1594v-12h2551v501" svg:viewBox="0 0 4147 979"><text:p/></draw:connector><draw:connector draw:style-name="gr3" draw:text-style-name="P35" svg:x1="13.404cm" svg:y1="3.029cm" svg:x2="14.549cm" svg:y2="4.004cm" draw:start-shape="id60" draw:start-glue-point="9" draw:end-shape="id61" draw:end-glue-point="4" svg:d="M13404 3029v576h1145v399" svg:viewBox="0 0 1147 977"><text:p/></draw:connector><draw:custom-shape draw:style-name="gr2" draw:text-style-name="P34" xml:id="id62" draw:id="id62" svg:width="2.701cm" svg:height="1.202cm" svg:x="5.999cm" svg:y="6.003cm"><text:p text:style-name="P33"><text:span text:style-name="T20">222</text:span></text:p>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draw:line-skew="-0.188cm" svg:x1="6.392cm" svg:y1="1.027cm" svg:x2="3.35cm" svg:y2="2.006cm" draw:start-shape="id59" draw:start-glue-point="7" draw:end-shape="id56" draw:end-glue-point="4" svg:d="M6392 1027v488h-1044v-10h-1998v501" svg:viewBox="0 0 3044 981"><text:p/></draw:connector><draw:connector draw:style-name="gr3" draw:text-style-name="P35" svg:x1="6.308cm" svg:y1="5.032cm" svg:x2="7.348cm" svg:y2="6.003cm" draw:start-shape="id58" draw:start-glue-point="9" draw:end-shape="id62" draw:end-glue-point="4" svg:d="M6308 5032v574h1040v397" svg:viewBox="0 0 1042 972"><text:p/></draw:connector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Schritt 9:</text:p>
      <text:p text:style-name="P4"><draw:g text:anchor-type="paragraph" draw:z-index="11" draw:style-name="gr1"><draw:custom-shape draw:style-name="gr2" draw:text-style-name="P34" svg:width="2.7cm" svg:height="1.2cm" svg:x="5.996cm" svg:y="0cm"><text:p text:style-name="P33"><text:span text:style-name="T20">308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svg:width="2.701cm" svg:height="1.2cm" svg:x="1.997cm" svg:y="2.002cm"><text:p text:style-name="P33"><text:span text:style-name="T20">52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69" draw:id="id69" svg:width="2.701cm" svg:height="1.2cm" svg:x="11.099cm" svg:y="2.004cm"><text:p text:style-name="P33"><text:span text:style-name="T20">600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63" draw:id="id63" svg:width="2.701cm" svg:height="1.2cm" svg:x="1.999cm" svg:y="2.004cm"><text:p text:style-name="P33"><text:span text:style-name="T20">52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70" draw:id="id70" svg:width="2.701cm" svg:height="1.2cm" svg:x="13.199cm" svg:y="4.004cm"><text:p text:style-name="P33"><text:span text:style-name="T20">987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64" draw:id="id64" svg:width="2.7cm" svg:height="1.2cm" svg:x="0.002cm" svg:y="4.006cm"><text:p text:style-name="P33"><text:span text:style-name="T20">51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svg:x1="2.394cm" svg:y1="3.029cm" svg:x2="1.351cm" svg:y2="4.006cm" draw:start-shape="id63" draw:start-glue-point="7" draw:end-shape="id64" draw:end-glue-point="4" svg:d="M2394 3029v576h-1043v401" svg:viewBox="0 0 1044 979"><text:p/></draw:connector><draw:custom-shape draw:style-name="gr2" draw:text-style-name="P34" xml:id="id68" draw:id="id68" svg:width="2.701cm" svg:height="1.2cm" svg:x="5.997cm" svg:y="0.002cm"><text:p text:style-name="P33"><text:span text:style-name="T20">308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svg:width="2.701cm" svg:height="1.2cm" svg:x="1.999cm" svg:y="2.004cm"><text:p text:style-name="P33"><text:span text:style-name="T20">52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65" draw:id="id65" svg:width="2.701cm" svg:height="1.2cm" svg:x="2cm" svg:y="2.006cm"><text:p text:style-name="P33"><text:span text:style-name="T20">51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66" draw:id="id66" svg:width="2.7cm" svg:height="1.2cm" svg:x="0.004cm" svg:y="4.008cm"><text:p text:style-name="P33"><text:span text:style-name="T20">4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svg:x1="2.395cm" svg:y1="3.03cm" svg:x2="1.353cm" svg:y2="4.008cm" draw:start-shape="id65" draw:start-glue-point="7" draw:end-shape="id66" draw:end-glue-point="4" svg:d="M2395 3030v577h-1042v401" svg:viewBox="0 0 1044 979"><text:p/></draw:connector><draw:custom-shape draw:style-name="gr2" draw:text-style-name="P34" xml:id="id67" draw:id="id67" svg:width="2.701cm" svg:height="1.2cm" svg:x="4.003cm" svg:y="4.008cm"><text:p text:style-name="P33"><text:span text:style-name="T20">52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svg:x1="5.352cm" svg:y1="4.008cm" svg:x2="4.306cm" svg:y2="3.03cm" draw:start-shape="id67" draw:start-glue-point="4" draw:end-shape="id65" draw:end-glue-point="9" svg:d="M5352 4008v-401h-1046v-577" svg:viewBox="0 0 1048 979"><text:p/></draw:connector><draw:connector draw:style-name="gr3" draw:text-style-name="P35" draw:line-skew="-0.188cm" svg:x1="8.303cm" svg:y1="1.027cm" svg:x2="12.448cm" svg:y2="2.004cm" draw:start-shape="id68" draw:start-glue-point="9" draw:end-shape="id69" draw:end-glue-point="4" svg:d="M8303 1027v488h1594v-12h2551v501" svg:viewBox="0 0 4147 979"><text:p/></draw:connector><draw:connector draw:style-name="gr3" draw:text-style-name="P35" svg:x1="13.404cm" svg:y1="3.029cm" svg:x2="14.549cm" svg:y2="4.004cm" draw:start-shape="id69" draw:start-glue-point="9" draw:end-shape="id70" draw:end-glue-point="4" svg:d="M13404 3029v576h1145v399" svg:viewBox="0 0 1147 977"><text:p/></draw:connector><draw:custom-shape draw:style-name="gr2" draw:text-style-name="P34" xml:id="id71" draw:id="id71" svg:width="2.701cm" svg:height="1.202cm" svg:x="5.999cm" svg:y="6.003cm"><text:p text:style-name="P33"><text:span text:style-name="T20">222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draw:line-skew="-0.188cm" svg:x1="6.392cm" svg:y1="1.027cm" svg:x2="3.35cm" svg:y2="2.006cm" draw:start-shape="id68" draw:start-glue-point="7" draw:end-shape="id65" draw:end-glue-point="4" svg:d="M6392 1027v488h-1044v-10h-1998v501" svg:viewBox="0 0 3044 981"><text:p/></draw:connector><draw:connector draw:style-name="gr3" draw:text-style-name="P35" svg:x1="6.308cm" svg:y1="5.032cm" svg:x2="7.348cm" svg:y2="6.003cm" draw:start-shape="id67" draw:start-glue-point="9" draw:end-shape="id71" draw:end-glue-point="4" svg:d="M6308 5032v574h1040v397" svg:viewBox="0 0 1042 972"><text:p/></draw:connector><draw:custom-shape draw:style-name="gr2" draw:text-style-name="P34" xml:id="id72" draw:id="id72" svg:width="2.701cm" svg:height="1.2cm" svg:x="9cm" svg:y="4.004cm"><text:p text:style-name="P33"><text:span text:style-name="T20">412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svg:x1="11.494cm" svg:y1="3.029cm" svg:x2="10.349cm" svg:y2="4.004cm" draw:start-shape="id69" draw:start-glue-point="7" draw:end-shape="id72" draw:end-glue-point="4" svg:d="M11494 3029v576h-1145v399" svg:viewBox="0 0 1147 977"><text:p/></draw:connector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Schritt 10:</text:p>
      <text:p text:style-name="P9"><draw:g text:anchor-type="paragraph" draw:z-index="12" draw:style-name="gr1"><draw:custom-shape draw:style-name="gr2" draw:text-style-name="P34" svg:width="2.7cm" svg:height="1.2cm" svg:x="5.996cm" svg:y="0cm"><text:p text:style-name="P33"><text:span text:style-name="T20">308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svg:width="2.701cm" svg:height="1.2cm" svg:x="1.997cm" svg:y="2.002cm"><text:p text:style-name="P33"><text:span text:style-name="T20">52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79" draw:id="id79" svg:width="2.701cm" svg:height="1.2cm" svg:x="11.099cm" svg:y="2.004cm"><text:p text:style-name="P33"><text:span text:style-name="T20">600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73" draw:id="id73" svg:width="2.701cm" svg:height="1.2cm" svg:x="1.999cm" svg:y="2.004cm"><text:p text:style-name="P33"><text:span text:style-name="T20">52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80" draw:id="id80" svg:width="2.701cm" svg:height="1.2cm" svg:x="13.199cm" svg:y="4.004cm"><text:p text:style-name="P33"><text:span text:style-name="T20">987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74" draw:id="id74" svg:width="2.7cm" svg:height="1.2cm" svg:x="0.002cm" svg:y="4.006cm"><text:p text:style-name="P33"><text:span text:style-name="T20">51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svg:x1="2.394cm" svg:y1="3.029cm" svg:x2="1.351cm" svg:y2="4.006cm" draw:start-shape="id73" draw:start-glue-point="7" draw:end-shape="id74" draw:end-glue-point="4" svg:d="M2394 3029v576h-1043v401" svg:viewBox="0 0 1044 979"><text:p/></draw:connector><draw:custom-shape draw:style-name="gr2" draw:text-style-name="P34" xml:id="id78" draw:id="id78" svg:width="2.701cm" svg:height="1.2cm" svg:x="5.997cm" svg:y="0.002cm"><text:p text:style-name="P33"><text:span text:style-name="T20">308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svg:width="2.701cm" svg:height="1.2cm" svg:x="1.999cm" svg:y="2.004cm"><text:p text:style-name="P33"><text:span text:style-name="T20">52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75" draw:id="id75" svg:width="2.701cm" svg:height="1.2cm" svg:x="2cm" svg:y="2.006cm"><text:p text:style-name="P33"><text:span text:style-name="T20">51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76" draw:id="id76" svg:width="2.7cm" svg:height="1.2cm" svg:x="0.004cm" svg:y="4.008cm"><text:p text:style-name="P33"><text:span text:style-name="T20">4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svg:x1="2.395cm" svg:y1="3.03cm" svg:x2="1.353cm" svg:y2="4.008cm" draw:start-shape="id75" draw:start-glue-point="7" draw:end-shape="id76" draw:end-glue-point="4" svg:d="M2395 3030v577h-1042v401" svg:viewBox="0 0 1044 979"><text:p/></draw:connector><draw:custom-shape draw:style-name="gr2" draw:text-style-name="P34" xml:id="id77" draw:id="id77" svg:width="2.701cm" svg:height="1.2cm" svg:x="4.003cm" svg:y="4.008cm"><text:p text:style-name="P33"><text:span text:style-name="T20">52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svg:x1="5.352cm" svg:y1="4.008cm" svg:x2="4.306cm" svg:y2="3.03cm" draw:start-shape="id77" draw:start-glue-point="4" draw:end-shape="id75" draw:end-glue-point="9" svg:d="M5352 4008v-401h-1046v-577" svg:viewBox="0 0 1048 979"><text:p/></draw:connector><draw:connector draw:style-name="gr3" draw:text-style-name="P35" draw:line-skew="-0.188cm" svg:x1="8.303cm" svg:y1="1.027cm" svg:x2="12.448cm" svg:y2="2.004cm" draw:start-shape="id78" draw:start-glue-point="9" draw:end-shape="id79" draw:end-glue-point="4" svg:d="M8303 1027v488h1594v-12h2551v501" svg:viewBox="0 0 4147 979"><text:p/></draw:connector><draw:connector draw:style-name="gr3" draw:text-style-name="P35" svg:x1="13.404cm" svg:y1="3.029cm" svg:x2="14.549cm" svg:y2="4.004cm" draw:start-shape="id79" draw:start-glue-point="9" draw:end-shape="id80" draw:end-glue-point="4" svg:d="M13404 3029v576h1145v399" svg:viewBox="0 0 1147 977"><text:p/></draw:connector><draw:custom-shape draw:style-name="gr2" draw:text-style-name="P34" xml:id="id81" draw:id="id81" svg:width="2.701cm" svg:height="1.202cm" svg:x="5.999cm" svg:y="6.003cm"><text:p text:style-name="P33"><text:span text:style-name="T20">222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draw:line-skew="-0.188cm" svg:x1="6.392cm" svg:y1="1.027cm" svg:x2="3.35cm" svg:y2="2.006cm" draw:start-shape="id78" draw:start-glue-point="7" draw:end-shape="id75" draw:end-glue-point="4" svg:d="M6392 1027v488h-1044v-10h-1998v501" svg:viewBox="0 0 3044 981"><text:p/></draw:connector><draw:connector draw:style-name="gr3" draw:text-style-name="P35" svg:x1="6.308cm" svg:y1="5.032cm" svg:x2="7.348cm" svg:y2="6.003cm" draw:start-shape="id77" draw:start-glue-point="9" draw:end-shape="id81" draw:end-glue-point="4" svg:d="M6308 5032v574h1040v397" svg:viewBox="0 0 1042 972"><text:p/></draw:connector><draw:custom-shape draw:style-name="gr2" draw:text-style-name="P34" xml:id="id82" draw:id="id82" svg:width="2.701cm" svg:height="1.2cm" svg:x="9cm" svg:y="4.004cm"><text:p text:style-name="P33"><text:span text:style-name="T20">412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svg:x1="11.494cm" svg:y1="3.029cm" svg:x2="10.349cm" svg:y2="4.004cm" draw:start-shape="id79" draw:start-glue-point="7" draw:end-shape="id82" draw:end-glue-point="4" svg:d="M11494 3029v576h-1145v399" svg:viewBox="0 0 1147 977"><text:p/></draw:connector><draw:custom-shape draw:style-name="gr2" draw:text-style-name="P34" xml:id="id83" draw:id="id83" svg:width="2.701cm" svg:height="1.202cm" svg:x="14.999cm" svg:y="6.003cm"><text:p text:style-name="P33"><text:span text:style-name="T20">999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svg:x1="15.505cm" svg:y1="5.029cm" svg:x2="16.348cm" svg:y2="6.003cm" draw:start-shape="id80" draw:start-glue-point="9" draw:end-shape="id83" draw:end-glue-point="4" svg:d="M15505 5029v575h843v399" svg:viewBox="0 0 845 975"><text:p/></draw:connector></draw:g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Schritt 11: </text:p>
      <text:p text:style-name="P10"><draw:g text:anchor-type="paragraph" draw:z-index="13" draw:style-name="gr1"><draw:custom-shape draw:style-name="gr2" draw:text-style-name="P34" svg:width="2.7cm" svg:height="1.2cm" svg:x="5.996cm" svg:y="0cm"><text:p text:style-name="P33"><text:span text:style-name="T20">308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svg:width="2.701cm" svg:height="1.2cm" svg:x="1.997cm" svg:y="2.002cm"><text:p text:style-name="P33"><text:span text:style-name="T20">52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90" draw:id="id90" svg:width="2.701cm" svg:height="1.2cm" svg:x="11.099cm" svg:y="2.004cm"><text:p text:style-name="P33"><text:span text:style-name="T20">600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84" draw:id="id84" svg:width="2.701cm" svg:height="1.2cm" svg:x="1.999cm" svg:y="2.004cm"><text:p text:style-name="P33"><text:span text:style-name="T20">52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91" draw:id="id91" svg:width="2.701cm" svg:height="1.2cm" svg:x="13.199cm" svg:y="4.004cm"><text:p text:style-name="P33"><text:span text:style-name="T20">987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85" draw:id="id85" svg:width="2.7cm" svg:height="1.2cm" svg:x="0.002cm" svg:y="4.006cm"><text:p text:style-name="P33"><text:span text:style-name="T20">51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svg:x1="2.394cm" svg:y1="3.029cm" svg:x2="1.351cm" svg:y2="4.006cm" draw:start-shape="id84" draw:start-glue-point="7" draw:end-shape="id85" draw:end-glue-point="4" svg:d="M2394 3029v576h-1043v401" svg:viewBox="0 0 1044 979"><text:p/></draw:connector><draw:custom-shape draw:style-name="gr2" draw:text-style-name="P34" xml:id="id89" draw:id="id89" svg:width="2.701cm" svg:height="1.2cm" svg:x="5.997cm" svg:y="0.002cm"><text:p text:style-name="P33"><text:span text:style-name="T20">308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svg:width="2.701cm" svg:height="1.2cm" svg:x="1.999cm" svg:y="2.004cm"><text:p text:style-name="P33"><text:span text:style-name="T20">52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86" draw:id="id86" svg:width="2.701cm" svg:height="1.2cm" svg:x="2cm" svg:y="2.006cm"><text:p text:style-name="P33"><text:span text:style-name="T20">51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87" draw:id="id87" svg:width="2.7cm" svg:height="1.2cm" svg:x="0.004cm" svg:y="4.008cm"><text:p text:style-name="P33"><text:span text:style-name="T20">4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svg:x1="2.395cm" svg:y1="3.03cm" svg:x2="1.353cm" svg:y2="4.008cm" draw:start-shape="id86" draw:start-glue-point="7" draw:end-shape="id87" draw:end-glue-point="4" svg:d="M2395 3030v577h-1042v401" svg:viewBox="0 0 1044 979"><text:p/></draw:connector><draw:custom-shape draw:style-name="gr2" draw:text-style-name="P34" xml:id="id88" draw:id="id88" svg:width="2.701cm" svg:height="1.2cm" svg:x="4.003cm" svg:y="4.008cm"><text:p text:style-name="P33"><text:span text:style-name="T20">52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svg:x1="5.352cm" svg:y1="4.008cm" svg:x2="4.306cm" svg:y2="3.03cm" draw:start-shape="id88" draw:start-glue-point="4" draw:end-shape="id86" draw:end-glue-point="9" svg:d="M5352 4008v-401h-1046v-577" svg:viewBox="0 0 1048 979"><text:p/></draw:connector><draw:connector draw:style-name="gr3" draw:text-style-name="P35" draw:line-skew="-0.188cm" svg:x1="8.303cm" svg:y1="1.027cm" svg:x2="12.448cm" svg:y2="2.004cm" draw:start-shape="id89" draw:start-glue-point="9" draw:end-shape="id90" draw:end-glue-point="4" svg:d="M8303 1027v488h1594v-12h2551v501" svg:viewBox="0 0 4147 979"><text:p/></draw:connector><draw:connector draw:style-name="gr3" draw:text-style-name="P35" svg:x1="13.404cm" svg:y1="3.029cm" svg:x2="14.549cm" svg:y2="4.004cm" draw:start-shape="id90" draw:start-glue-point="9" draw:end-shape="id91" draw:end-glue-point="4" svg:d="M13404 3029v576h1145v399" svg:viewBox="0 0 1147 977"><text:p/></draw:connector><draw:custom-shape draw:style-name="gr2" draw:text-style-name="P34" xml:id="id92" draw:id="id92" svg:width="2.701cm" svg:height="1.202cm" svg:x="5.999cm" svg:y="6.003cm"><text:p text:style-name="P33"><text:span text:style-name="T20">222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draw:line-skew="-0.188cm" svg:x1="6.392cm" svg:y1="1.027cm" svg:x2="3.35cm" svg:y2="2.006cm" draw:start-shape="id89" draw:start-glue-point="7" draw:end-shape="id86" draw:end-glue-point="4" svg:d="M6392 1027v488h-1044v-10h-1998v501" svg:viewBox="0 0 3044 981"><text:p/></draw:connector><draw:connector draw:style-name="gr3" draw:text-style-name="P35" svg:x1="6.308cm" svg:y1="5.032cm" svg:x2="7.348cm" svg:y2="6.003cm" draw:start-shape="id88" draw:start-glue-point="9" draw:end-shape="id92" draw:end-glue-point="4" svg:d="M6308 5032v574h1040v397" svg:viewBox="0 0 1042 972"><text:p/></draw:connector><draw:custom-shape draw:style-name="gr2" draw:text-style-name="P34" xml:id="id93" draw:id="id93" svg:width="2.701cm" svg:height="1.2cm" svg:x="9cm" svg:y="4.004cm"><text:p text:style-name="P33"><text:span text:style-name="T20">412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svg:x1="11.494cm" svg:y1="3.029cm" svg:x2="10.349cm" svg:y2="4.004cm" draw:start-shape="id90" draw:start-glue-point="7" draw:end-shape="id93" draw:end-glue-point="4" svg:d="M11494 3029v576h-1145v399" svg:viewBox="0 0 1147 977"><text:p/></draw:connector><draw:custom-shape draw:style-name="gr2" draw:text-style-name="P34" xml:id="id94" draw:id="id94" svg:width="2.701cm" svg:height="1.202cm" svg:x="14.999cm" svg:y="6.003cm"><text:p text:style-name="P33"><text:span text:style-name="T20">999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svg:x1="15.505cm" svg:y1="5.029cm" svg:x2="16.348cm" svg:y2="6.003cm" draw:start-shape="id91" draw:start-glue-point="9" draw:end-shape="id94" draw:end-glue-point="4" svg:d="M15505 5029v575h843v399" svg:viewBox="0 0 845 975"><text:p/></draw:connector><draw:custom-shape draw:style-name="gr2" draw:text-style-name="P34" xml:id="id95" draw:id="id95" svg:width="2.7cm" svg:height="1.202cm" svg:x="11cm" svg:y="6.003cm"><text:p text:style-name="P33"><text:span text:style-name="T20">577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svg:x1="11.305cm" svg:y1="5.029cm" svg:x2="12.349cm" svg:y2="6.003cm" draw:start-shape="id93" draw:start-glue-point="9" draw:end-shape="id95" draw:end-glue-point="4" svg:d="M11305 5029v575h1044v399" svg:viewBox="0 0 1046 975"><text:p/></draw:connector></draw:g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Schritt 12:</text:p>
      <text:p text:style-name="P10"><draw:g text:anchor-type="paragraph" draw:z-index="14" draw:style-name="gr1"><draw:custom-shape draw:style-name="gr2" draw:text-style-name="P34" svg:width="2.7cm" svg:height="1.2cm" svg:x="5.996cm" svg:y="0cm"><text:p text:style-name="P33"><text:span text:style-name="T20">308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svg:width="2.701cm" svg:height="1.2cm" svg:x="1.997cm" svg:y="2.002cm"><text:p text:style-name="P33"><text:span text:style-name="T20">52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102" draw:id="id102" svg:width="2.701cm" svg:height="1.2cm" svg:x="11.099cm" svg:y="2.004cm"><text:p text:style-name="P33"><text:span text:style-name="T20">600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96" draw:id="id96" svg:width="2.701cm" svg:height="1.2cm" svg:x="1.999cm" svg:y="2.004cm"><text:p text:style-name="P33"><text:span text:style-name="T20">52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103" draw:id="id103" svg:width="2.701cm" svg:height="1.2cm" svg:x="13.199cm" svg:y="4.004cm"><text:p text:style-name="P33"><text:span text:style-name="T20">987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97" draw:id="id97" svg:width="2.7cm" svg:height="1.2cm" svg:x="0.002cm" svg:y="4.006cm"><text:p text:style-name="P33"><text:span text:style-name="T20">51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svg:x1="2.394cm" svg:y1="3.029cm" svg:x2="1.351cm" svg:y2="4.006cm" draw:start-shape="id96" draw:start-glue-point="7" draw:end-shape="id97" draw:end-glue-point="4" svg:d="M2394 3029v576h-1043v401" svg:viewBox="0 0 1044 979"><text:p/></draw:connector><draw:custom-shape draw:style-name="gr2" draw:text-style-name="P34" xml:id="id101" draw:id="id101" svg:width="2.701cm" svg:height="1.2cm" svg:x="5.997cm" svg:y="0.002cm"><text:p text:style-name="P33"><text:span text:style-name="T20">308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svg:width="2.701cm" svg:height="1.2cm" svg:x="1.999cm" svg:y="2.004cm"><text:p text:style-name="P33"><text:span text:style-name="T20">52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98" draw:id="id98" svg:width="2.701cm" svg:height="1.2cm" svg:x="2cm" svg:y="2.006cm"><text:p text:style-name="P33"><text:span text:style-name="T20">51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99" draw:id="id99" svg:width="2.7cm" svg:height="1.2cm" svg:x="0.004cm" svg:y="4.008cm"><text:p text:style-name="P33"><text:span text:style-name="T20">4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svg:x1="2.395cm" svg:y1="3.03cm" svg:x2="1.353cm" svg:y2="4.008cm" draw:start-shape="id98" draw:start-glue-point="7" draw:end-shape="id99" draw:end-glue-point="4" svg:d="M2395 3030v577h-1042v401" svg:viewBox="0 0 1044 979"><text:p/></draw:connector><draw:custom-shape draw:style-name="gr2" draw:text-style-name="P34" xml:id="id100" draw:id="id100" svg:width="2.701cm" svg:height="1.2cm" svg:x="4.003cm" svg:y="4.008cm"><text:p text:style-name="P33"><text:span text:style-name="T20">52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svg:x1="5.352cm" svg:y1="4.008cm" svg:x2="4.306cm" svg:y2="3.03cm" draw:start-shape="id100" draw:start-glue-point="4" draw:end-shape="id98" draw:end-glue-point="9" svg:d="M5352 4008v-401h-1046v-577" svg:viewBox="0 0 1048 979"><text:p/></draw:connector><draw:connector draw:style-name="gr3" draw:text-style-name="P35" draw:line-skew="-0.188cm" svg:x1="8.303cm" svg:y1="1.027cm" svg:x2="12.448cm" svg:y2="2.004cm" draw:start-shape="id101" draw:start-glue-point="9" draw:end-shape="id102" draw:end-glue-point="4" svg:d="M8303 1027v488h1594v-12h2551v501" svg:viewBox="0 0 4147 979"><text:p/></draw:connector><draw:connector draw:style-name="gr3" draw:text-style-name="P35" svg:x1="13.404cm" svg:y1="3.029cm" svg:x2="14.549cm" svg:y2="4.004cm" draw:start-shape="id102" draw:start-glue-point="9" draw:end-shape="id103" draw:end-glue-point="4" svg:d="M13404 3029v576h1145v399" svg:viewBox="0 0 1147 977"><text:p/></draw:connector><draw:custom-shape draw:style-name="gr2" draw:text-style-name="P34" xml:id="id104" draw:id="id104" svg:width="2.701cm" svg:height="1.202cm" svg:x="5.999cm" svg:y="6.003cm"><text:p text:style-name="P33"><text:span text:style-name="T20">222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draw:line-skew="-0.188cm" svg:x1="6.392cm" svg:y1="1.027cm" svg:x2="3.35cm" svg:y2="2.006cm" draw:start-shape="id101" draw:start-glue-point="7" draw:end-shape="id98" draw:end-glue-point="4" svg:d="M6392 1027v488h-1044v-10h-1998v501" svg:viewBox="0 0 3044 981"><text:p/></draw:connector><draw:connector draw:style-name="gr3" draw:text-style-name="P35" svg:x1="6.308cm" svg:y1="5.032cm" svg:x2="7.348cm" svg:y2="6.003cm" draw:start-shape="id100" draw:start-glue-point="9" draw:end-shape="id104" draw:end-glue-point="4" svg:d="M6308 5032v574h1040v397" svg:viewBox="0 0 1042 972"><text:p/></draw:connector><draw:custom-shape draw:style-name="gr2" draw:text-style-name="P34" xml:id="id105" draw:id="id105" svg:width="2.701cm" svg:height="1.2cm" svg:x="9cm" svg:y="4.004cm"><text:p text:style-name="P33"><text:span text:style-name="T20">412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svg:x1="11.494cm" svg:y1="3.029cm" svg:x2="10.349cm" svg:y2="4.004cm" draw:start-shape="id102" draw:start-glue-point="7" draw:end-shape="id105" draw:end-glue-point="4" svg:d="M11494 3029v576h-1145v399" svg:viewBox="0 0 1147 977"><text:p/></draw:connector><draw:custom-shape draw:style-name="gr2" draw:text-style-name="P34" xml:id="id106" draw:id="id106" svg:width="2.701cm" svg:height="1.202cm" svg:x="14.999cm" svg:y="6.003cm"><text:p text:style-name="P33"><text:span text:style-name="T20">999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svg:x1="15.505cm" svg:y1="5.029cm" svg:x2="16.348cm" svg:y2="6.003cm" draw:start-shape="id103" draw:start-glue-point="9" draw:end-shape="id106" draw:end-glue-point="4" svg:d="M15505 5029v575h843v399" svg:viewBox="0 0 845 975"><text:p/></draw:connector><draw:custom-shape draw:style-name="gr2" draw:text-style-name="P34" xml:id="id107" draw:id="id107" svg:width="2.7cm" svg:height="1.202cm" svg:x="11cm" svg:y="6.003cm"><text:p text:style-name="P33"><text:span text:style-name="T20">577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svg:x1="11.305cm" svg:y1="5.029cm" svg:x2="12.349cm" svg:y2="6.003cm" draw:start-shape="id105" draw:start-glue-point="9" draw:end-shape="id107" draw:end-glue-point="4" svg:d="M11305 5029v575h1044v399" svg:viewBox="0 0 1046 975"><text:p/></draw:connector><draw:custom-shape draw:style-name="gr2" draw:text-style-name="P34" xml:id="id108" draw:id="id108" svg:width="2.7cm" svg:height="1.202cm" svg:x="13cm" svg:y="8.003cm"><text:p text:style-name="P33"><text:span text:style-name="T20">578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svg:x1="13.303cm" svg:y1="7.029cm" svg:x2="14.349cm" svg:y2="8.003cm" draw:start-shape="id107" draw:start-glue-point="9" draw:end-shape="id108" draw:end-glue-point="4" svg:d="M13303 7029v573h1046v401" svg:viewBox="0 0 1048 975"><text:p/></draw:connector></draw:g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Schritt 13:</text:p>
      <text:p text:style-name="P10"><draw:g text:anchor-type="paragraph" draw:z-index="15" draw:style-name="gr1"><draw:custom-shape draw:style-name="gr2" draw:text-style-name="P34" svg:width="2.7cm" svg:height="1.2cm" svg:x="6.996cm" svg:y="-0.998cm"><text:p text:style-name="P33"><text:span text:style-name="T20">308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svg:width="2.701cm" svg:height="1.2cm" svg:x="0.997cm" svg:y="1.004cm"><text:p text:style-name="P33"><text:span text:style-name="T20">52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115" draw:id="id115" svg:width="2.701cm" svg:height="1.2cm" svg:x="12.099cm" svg:y="1.006cm"><text:p text:style-name="P33"><text:span text:style-name="T20">600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109" draw:id="id109" svg:width="2.701cm" svg:height="1.2cm" svg:x="0.999cm" svg:y="1.006cm"><text:p text:style-name="P33"><text:span text:style-name="T20">52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116" draw:id="id116" svg:width="2.7cm" svg:height="1.2cm" svg:x="14.2cm" svg:y="3.006cm"><text:p text:style-name="P33"><text:span text:style-name="T20">987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110" draw:id="id110" svg:width="2.7cm" svg:height="1.2cm" svg:x="-0.998cm" svg:y="3.008cm"><text:p text:style-name="P33"><text:span text:style-name="T20">51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svg:x1="1.393cm" svg:y1="2.031cm" svg:x2="0.351cm" svg:y2="3.008cm" draw:start-shape="id109" draw:start-glue-point="7" draw:end-shape="id110" draw:end-glue-point="4" svg:d="M1393 2031v577h-1042v400" svg:viewBox="0 0 1044 979"><text:p/></draw:connector><draw:custom-shape draw:style-name="gr2" draw:text-style-name="P34" xml:id="id114" draw:id="id114" svg:width="2.7cm" svg:height="1.2cm" svg:x="6.998cm" svg:y="-0.996cm"><text:p text:style-name="P33"><text:span text:style-name="T20">308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svg:width="2.701cm" svg:height="1.2cm" svg:x="0.999cm" svg:y="1.006cm"><text:p text:style-name="P33"><text:span text:style-name="T20">52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111" draw:id="id111" svg:width="2.701cm" svg:height="1.2cm" svg:x="1cm" svg:y="1.008cm"><text:p text:style-name="P33"><text:span text:style-name="T20">51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34" xml:id="id112" draw:id="id112" svg:width="2.7cm" svg:height="1.2cm" svg:x="-0.996cm" svg:y="3.01cm"><text:p text:style-name="P33"><text:span text:style-name="T20">4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svg:x1="1.395cm" svg:y1="2.032cm" svg:x2="0.353cm" svg:y2="3.009cm" draw:start-shape="id111" draw:start-glue-point="7" draw:end-shape="id112" draw:end-glue-point="4" svg:d="M1395 2032v577h-1042v400" svg:viewBox="0 0 1044 979"><text:p/></draw:connector><draw:custom-shape draw:style-name="gr2" draw:text-style-name="P34" xml:id="id113" draw:id="id113" svg:width="2.701cm" svg:height="1.2cm" svg:x="3.003cm" svg:y="3.01cm"><text:p text:style-name="P33"><text:span text:style-name="T20">52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svg:x1="4.352cm" svg:y1="3.009cm" svg:x2="3.306cm" svg:y2="2.032cm" draw:start-shape="id113" draw:start-glue-point="4" draw:end-shape="id111" draw:end-glue-point="9" svg:d="M4352 3009v-400h-1046v-577" svg:viewBox="0 0 1048 979"><text:p/></draw:connector><draw:connector draw:style-name="gr3" draw:text-style-name="P35" draw:line-skew="-0.188cm" svg:x1="9.301cm" svg:y1="0.029cm" svg:x2="13.448cm" svg:y2="1.006cm" draw:start-shape="id114" draw:start-glue-point="9" draw:end-shape="id115" draw:end-glue-point="4" svg:d="M9301 29v489h1596v-13h2551v501" svg:viewBox="0 0 4149 979"><text:p/></draw:connector><draw:connector draw:style-name="gr3" draw:text-style-name="P35" svg:x1="14.404cm" svg:y1="2.031cm" svg:x2="15.549cm" svg:y2="3.007cm" draw:start-shape="id115" draw:start-glue-point="9" draw:end-shape="id116" draw:end-glue-point="4" svg:d="M14404 2031v577h1145v399" svg:viewBox="0 0 1147 977"><text:p/></draw:connector><draw:custom-shape draw:style-name="gr2" draw:text-style-name="P34" xml:id="id117" draw:id="id117" svg:width="2.701cm" svg:height="1.202cm" svg:x="4.999cm" svg:y="5.005cm"><text:p text:style-name="P33"><text:span text:style-name="T20">222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svg:x1="5.308cm" svg:y1="4.034cm" svg:x2="6.348cm" svg:y2="5.004cm" draw:start-shape="id113" draw:start-glue-point="9" draw:end-shape="id117" draw:end-glue-point="4" svg:d="M5308 4034v573h1040v397" svg:viewBox="0 0 1042 972"><text:p/></draw:connector><draw:custom-shape draw:style-name="gr2" draw:text-style-name="P34" xml:id="id118" draw:id="id118" svg:width="2.7cm" svg:height="1.2cm" svg:x="10cm" svg:y="3.006cm"><text:p text:style-name="P33"><text:span text:style-name="T20">577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svg:x1="12.494cm" svg:y1="2.031cm" svg:x2="11.349cm" svg:y2="3.007cm" draw:start-shape="id115" draw:start-glue-point="7" draw:end-shape="id118" draw:end-glue-point="4" svg:d="M12494 2031v577h-1145v399" svg:viewBox="0 0 1147 977"><text:p/></draw:connector><draw:custom-shape draw:style-name="gr2" draw:text-style-name="P34" xml:id="id119" draw:id="id119" svg:width="2.701cm" svg:height="1.202cm" svg:x="15.999cm" svg:y="5.005cm"><text:p text:style-name="P33"><text:span text:style-name="T20">999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svg:x1="16.503cm" svg:y1="4.031cm" svg:x2="17.348cm" svg:y2="5.005cm" draw:start-shape="id116" draw:start-glue-point="9" draw:end-shape="id119" draw:end-glue-point="4" svg:d="M16503 4031v576h845v398" svg:viewBox="0 0 847 975"><text:p/></draw:connector><draw:custom-shape draw:style-name="gr2" draw:text-style-name="P34" xml:id="id120" draw:id="id120" svg:width="2.7cm" svg:height="1.202cm" svg:x="12cm" svg:y="5.005cm"><text:p text:style-name="P33"><text:span text:style-name="T20">578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svg:x1="12.303cm" svg:y1="4.031cm" svg:x2="13.349cm" svg:y2="5.005cm" draw:start-shape="id118" draw:start-glue-point="9" draw:end-shape="id120" draw:end-glue-point="4" svg:d="M12303 4031v576h1046v398" svg:viewBox="0 0 1048 975"><text:p/></draw:connector><draw:connector draw:style-name="gr3" draw:text-style-name="P35" draw:line-skew="-0.188cm" svg:x1="7.392cm" svg:y1="0.029cm" svg:x2="2.35cm" svg:y2="1.008cm" draw:start-shape="id114" draw:start-glue-point="7" draw:end-shape="id111" draw:end-glue-point="4" svg:d="M7392 29v489h-2042v-11h-3000v501" svg:viewBox="0 0 5045 981"><text:p/></draw:connector><draw:custom-shape draw:style-name="gr2" draw:text-style-name="P34" xml:id="id121" draw:id="id121" svg:width="2.701cm" svg:height="1.2cm" svg:x="8.001cm" svg:y="5.008cm"><text:p text:style-name="P33"><text:span text:style-name="T20">412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" draw:text-style-name="P35" svg:x1="10.396cm" svg:y1="4.031cm" svg:x2="9.351cm" svg:y2="5.009cm" draw:start-shape="id118" draw:start-glue-point="7" draw:end-shape="id121" draw:end-glue-point="4" svg:d="M10396 4031v577h-1045v401" svg:viewBox="0 0 1046 979"><text:p/></draw:connector></draw:g></text:p>
      <text:p text:style-name="P13"><text:span text:style-name="T19">1.</text:span>6 Geben Sie eine Reihenfolge für das Einfügen der 10 Schlüssel 0, 1, 2,..., 8, 9 in einen (zunächst leeren) AVL-Baum an, sodass keine Rotationen notwendig sind. (Es gibt mehrere Lösungen.)</text:p>
      <text:p text:style-name="P2"/>
      <text:p text:style-name="P2"/>
      <text:p text:style-name="P21">5,3,7,4,6,8,1,0,9,2</text:p>
      <text:p text:style-name="P21"/>
      <text:p text:style-name="P21"><draw:g text:anchor-type="paragraph" draw:z-index="23" draw:style-name="gr6"><draw:custom-shape draw:style-name="gr81" draw:text-style-name="P37" xml:id="id148" draw:id="id148" svg:width="1.301cm" svg:height="1.301cm" svg:x="6.997cm" svg:y="0.002cm"><text:p text:style-name="P33"><text:span text:style-name="T22">5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82" draw:text-style-name="P37" xml:id="id149" draw:id="id149" svg:width="1.301cm" svg:height="1.301cm" svg:x="9.999cm" svg:y="2.004cm"><text:p text:style-name="P33"><text:span text:style-name="T22">7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83" draw:text-style-name="P37" xml:id="id150" draw:id="id150" svg:width="1.301cm" svg:height="1.301cm" svg:x="3.999cm" svg:y="2.004cm"><text:p text:style-name="P33"><text:span text:style-name="T22">3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84" draw:text-style-name="P35" draw:type="line" svg:x1="8.297cm" svg:y1="0.653cm" svg:x2="10.19cm" svg:y2="2.194cm" draw:start-shape="id148" draw:start-glue-point="10" draw:end-shape="id149" draw:end-glue-point="5" svg:d="M8297 653l1893 1541" svg:viewBox="0 0 1894 1543"><text:p/></draw:connector><draw:connector draw:style-name="gr85" draw:text-style-name="P35" draw:type="line" svg:x1="6.997cm" svg:y1="0.653cm" svg:x2="5.108cm" svg:y2="2.194cm" draw:start-shape="id148" draw:start-glue-point="6" draw:end-shape="id150" draw:end-glue-point="11" svg:d="M6997 653l-1889 1541" svg:viewBox="0 0 1891 1543"><text:p/></draw:connector><draw:custom-shape draw:style-name="gr86" draw:text-style-name="P37" xml:id="id152" draw:id="id152" svg:width="1.301cm" svg:height="1.301cm" svg:x="5.999cm" svg:y="4.003cm"><text:p text:style-name="P33"><text:span text:style-name="T22">4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87" draw:text-style-name="P37" xml:id="id153" draw:id="id153" svg:width="1.301cm" svg:height="1.301cm" svg:x="7.999cm" svg:y="4.003cm"><text:p text:style-name="P33"><text:span text:style-name="T22">6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88" draw:text-style-name="P37" xml:id="id154" draw:id="id154" svg:width="1.301cm" svg:height="1.301cm" svg:x="12cm" svg:y="4.003cm"><text:p text:style-name="P33"><text:span text:style-name="T22">8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89" draw:text-style-name="P37" xml:id="id151" draw:id="id151" svg:width="1.301cm" svg:height="1.301cm" svg:x="1.998cm" svg:y="4.003cm"><text:p text:style-name="P33"><text:span text:style-name="T22">1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90" draw:text-style-name="P35" draw:type="line" svg:x1="4.189cm" svg:y1="3.114cm" svg:x2="3.108cm" svg:y2="4.194cm" draw:start-shape="id150" draw:start-glue-point="7" draw:end-shape="id151" draw:end-glue-point="11" svg:d="M4189 3114l-1081 1080" svg:viewBox="0 0 1083 1081"><text:p/></draw:connector><draw:connector draw:style-name="gr91" draw:text-style-name="P35" draw:type="line" svg:x1="5.108cm" svg:y1="3.114cm" svg:x2="6.189cm" svg:y2="4.194cm" draw:start-shape="id150" draw:start-glue-point="9" draw:end-shape="id152" draw:end-glue-point="5" svg:d="M5108 3114l1081 1080" svg:viewBox="0 0 1083 1081"><text:p/></draw:connector><draw:connector draw:style-name="gr92" draw:text-style-name="P35" draw:type="line" svg:x1="10.19cm" svg:y1="3.114cm" svg:x2="9.109cm" svg:y2="4.194cm" draw:start-shape="id149" draw:start-glue-point="7" draw:end-shape="id153" draw:end-glue-point="11" svg:d="M10190 3114l-1081 1080" svg:viewBox="0 0 1083 1081"><text:p/></draw:connector><draw:connector draw:style-name="gr93" draw:text-style-name="P35" draw:type="line" svg:x1="11.109cm" svg:y1="3.114cm" svg:x2="12.19cm" svg:y2="4.194cm" draw:start-shape="id149" draw:start-glue-point="9" draw:end-shape="id154" draw:end-glue-point="5" svg:d="M11109 3114l1081 1080" svg:viewBox="0 0 1083 1081"><text:p/></draw:connector><draw:custom-shape draw:style-name="gr94" draw:text-style-name="P37" xml:id="id155" draw:id="id155" svg:width="1.301cm" svg:height="1.301cm" svg:x="0cm" svg:y="6.003cm"><text:p text:style-name="P33"><text:span text:style-name="T22">0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95" draw:text-style-name="P37" xml:id="id156" draw:id="id156" svg:width="1.301cm" svg:height="1.301cm" svg:x="14cm" svg:y="6.003cm"><text:p text:style-name="P33"><text:span text:style-name="T22">9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96" draw:text-style-name="P35" draw:type="line" svg:x1="2.189cm" svg:y1="5.112cm" svg:x2="1.109cm" svg:y2="6.193cm" draw:start-shape="id151" draw:start-glue-point="7" draw:end-shape="id155" draw:end-glue-point="11" svg:d="M2189 5112l-1080 1081" svg:viewBox="0 0 1081 1083"><text:p/></draw:connector><draw:connector draw:style-name="gr97" draw:text-style-name="P35" draw:type="line" svg:x1="13.109cm" svg:y1="5.112cm" svg:x2="14.19cm" svg:y2="6.193cm" draw:start-shape="id154" draw:start-glue-point="9" draw:end-shape="id156" draw:end-glue-point="5" svg:d="M13109 5112l1081 1081" svg:viewBox="0 0 1083 1083"><text:p/></draw:connector><draw:custom-shape draw:style-name="gr98" draw:text-style-name="P37" xml:id="id157" draw:id="id157" svg:width="1.301cm" svg:height="1.301cm" svg:x="3.999cm" svg:y="6.003cm"><text:p text:style-name="P33"><text:span text:style-name="T22">2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99" draw:text-style-name="P35" draw:type="line" svg:x1="3.108cm" svg:y1="5.112cm" svg:x2="4.189cm" svg:y2="6.193cm" draw:start-shape="id151" draw:start-glue-point="9" draw:end-shape="id157" draw:end-glue-point="5" svg:d="M3108 5112l1081 1081" svg:viewBox="0 0 1083 1083"><text:p/></draw:connector></draw:g></text:p>
      <text:p text:style-name="P2"/>
      <text:p text:style-name="P13"><text:span text:style-name="T19">1.</text:span>7 Gegeben sei der folgende AVL-Baum.</text:p>
      <text:p text:style-name="P5">a) Fügen Sie den Knoten 0 ein (ausgehend vom Baum oben) und balancieren sie den Baum.</text:p>
      <text:p text:style-name="P5">b) Fügen sie den Knoten 11 ein (ausgehend vom Baum oben) und balancieren sie den Baum.</text:p>
      <text:p text:style-name="P2"/>
      <text:p text:style-name="P2"/>
      <text:p text:style-name="P2"/>
      <text:p text:style-name="P2"/>
      <text:p text:style-name="P13"><text:span text:style-name="T19">1.</text:span>8 Der AVLTree aus der Vorlesung hat ein Problem. Was ist die Komplexität? Wie beheben Sie das Problem (Idee)?</text:p>
      <text:p text:style-name="P2"/>
      <text:p text:style-name="P2"/>
      <text:p text:style-name="P2"/>
      <text:p text:style-name="P2"/>
      <text:p text:style-name="P2"/>
      <text:p text:style-name="P12"><text:span text:style-name="T2">1.</text:span><text:span text:style-name="T1">9 AVL-Baum</text:span></text:p>
      <text:p text:style-name="P2">a)Welche wesentliche Eigenschaft besitzt ein AVL-Baum?</text:p>
      <text:p text:style-name="P2">b) Zeichnen sie den AVL-Baum, der sich durch Einfügen von 9, 13, 5, 7, 1, 8 ergibt. Geben Sie die Gewichte aller Knoten vor und nach eventueller Korrekturoperationen an.</text:p>
      <text:p text:style-name="P2"/>
      <text:p text:style-name="P2"><text:span text:style-name="T5">("</text:span>--<text:span text:style-name="T5">&gt; -linker teilbaum + rechter teilbaum")</text:span></text:p>
      <text:p text:style-name="P2"/>
      <text:p text:style-name="P11">a)</text:p>
      <text:p text:style-name="P11">Die wesentliche Eigenschaft eines AVL-Baumes ist, dass sich die "Tiefe" des linken Teilbaumes maximal um 1 von der Tiefe des rechten Teilbaumes unterscheide<text:span text:style-name="T15">n darf</text:span>.</text:p>
      <text:p text:style-name="P11"/>
      <text:p text:style-name="P11">b)</text:p>
      <text:p text:style-name="P16">Schritt1:<text:tab/><text:tab/>Schritt2:<text:tab/><text:tab/><text:tab/><text:tab/>Schritt3:</text:p>
      <text:p text:style-name="P11"><draw:g text:anchor-type="paragraph" draw:z-index="16" draw:style-name="gr6"><draw:custom-shape draw:style-name="gr7" draw:text-style-name="P37" svg:width="1.301cm" svg:height="1.301cm" svg:x="0.002cm" svg:y="0.401cm"><text:p text:style-name="P33"><text:span text:style-name="T22">9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8" draw:text-style-name="P38" svg:width="0.902cm" svg:height="0.5cm" svg:x="1cm" svg:y="0.002cm"><text:p text:style-name="P33"><text:span text:style-name="T23">0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/draw:g><draw:g text:anchor-type="paragraph" draw:z-index="17" draw:style-name="gr6"><draw:custom-shape draw:style-name="gr9" draw:text-style-name="P37" xml:id="id122" draw:id="id122" svg:width="1.301cm" svg:height="1.301cm" svg:x="3cm" svg:y="0.399cm"><text:p text:style-name="P33"><text:span text:style-name="T22">9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10" draw:text-style-name="P38" svg:width="0.902cm" svg:height="0.5cm" svg:x="3.998cm" svg:y="0cm"><text:p text:style-name="P33"><text:span text:style-name="T23">1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11" draw:text-style-name="P37" xml:id="id123" draw:id="id123" svg:width="1.301cm" svg:height="1.301cm" svg:x="5.002cm" svg:y="2.401cm"><text:p text:style-name="P33"><text:span text:style-name="T22">13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12" draw:text-style-name="P38" svg:width="0.902cm" svg:height="0.5cm" svg:x="6cm" svg:y="2.002cm"><text:p text:style-name="P33"><text:span text:style-name="T23">0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13" draw:text-style-name="P35" svg:x1="4.3cm" svg:y1="1.05cm" svg:x2="5.653cm" svg:y2="2.401cm" draw:start-shape="id122" draw:start-glue-point="10" draw:end-shape="id123" draw:end-glue-point="4" svg:d="M4300 1050h1353v1351" svg:viewBox="0 0 1355 1353"><text:p/></draw:connector></draw:g><draw:g text:anchor-type="paragraph" draw:z-index="18" draw:style-name="gr6"><draw:custom-shape draw:style-name="gr14" draw:text-style-name="P37" xml:id="id124" draw:id="id124" svg:width="1.301cm" svg:height="1.301cm" svg:x="10.998cm" svg:y="0.399cm"><text:p text:style-name="P33"><text:span text:style-name="T22">9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15" draw:text-style-name="P38" svg:width="0.9cm" svg:height="0.5cm" svg:x="11.998cm" svg:y="0cm"><text:p text:style-name="P33"><text:span text:style-name="T23">0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16" draw:text-style-name="P37" xml:id="id125" draw:id="id125" svg:width="1.301cm" svg:height="1.301cm" svg:x="13cm" svg:y="2.401cm"><text:p text:style-name="P33"><text:span text:style-name="T22">13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17" draw:text-style-name="P38" svg:width="0.9cm" svg:height="0.5cm" svg:x="14cm" svg:y="2.002cm"><text:p text:style-name="P33"><text:span text:style-name="T23">0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18" draw:text-style-name="P35" svg:x1="12.298cm" svg:y1="1.05cm" svg:x2="13.651cm" svg:y2="2.401cm" draw:start-shape="id124" draw:start-glue-point="10" draw:end-shape="id125" draw:end-glue-point="4" svg:d="M12298 1050h1353v1351" svg:viewBox="0 0 1355 1353"><text:p/></draw:connector><draw:custom-shape draw:style-name="gr19" draw:text-style-name="P37" xml:id="id126" draw:id="id126" svg:width="1.301cm" svg:height="1.301cm" svg:x="9.001cm" svg:y="2.401cm"><text:p text:style-name="P33"><text:span text:style-name="T22">5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0" draw:text-style-name="P38" svg:width="0.902cm" svg:height="0.5cm" svg:x="9.999cm" svg:y="2.002cm"><text:p text:style-name="P33"><text:span text:style-name="T23">0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21" draw:text-style-name="P35" svg:x1="10.998cm" svg:y1="1.05cm" svg:x2="9.652cm" svg:y2="2.401cm" draw:start-shape="id124" draw:start-glue-point="6" draw:end-shape="id126" draw:end-glue-point="4" svg:d="M10998 1050h-1346v1351" svg:viewBox="0 0 1348 1353"><text:p/></draw:connector></draw:g></text:p>
      <text:p text:style-name="P1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>Schritt4:<text:tab/><text:tab/><text:tab/><text:tab/><text:tab/><text:tab/><text:tab/><text:span text:style-name="T6">Schritt5:</text:span></text:p>
      <text:p text:style-name="P16"><draw:g text:anchor-type="paragraph" draw:z-index="19" draw:style-name="gr6"><draw:custom-shape draw:style-name="gr22" draw:text-style-name="P37" xml:id="id127" draw:id="id127" svg:width="1.301cm" svg:height="1.301cm" svg:x="3.997cm" svg:y="0.399cm"><text:p text:style-name="P33"><text:span text:style-name="T22">9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3" draw:text-style-name="P38" svg:width="0.9cm" svg:height="0.5cm" svg:x="4.997cm" svg:y="0cm"><text:p text:style-name="P33"><text:span text:style-name="T23">-1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4" draw:text-style-name="P37" xml:id="id128" draw:id="id128" svg:width="1.301cm" svg:height="1.301cm" svg:x="5.999cm" svg:y="2.401cm"><text:p text:style-name="P33"><text:span text:style-name="T22">13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5" draw:text-style-name="P38" svg:width="0.9cm" svg:height="0.5cm" svg:x="6.999cm" svg:y="2.002cm"><text:p text:style-name="P33"><text:span text:style-name="T23">0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26" draw:text-style-name="P35" svg:x1="5.297cm" svg:y1="1.05cm" svg:x2="6.65cm" svg:y2="2.401cm" draw:start-shape="id127" draw:start-glue-point="10" draw:end-shape="id128" draw:end-glue-point="4" svg:d="M5297 1050h1353v1351" svg:viewBox="0 0 1355 1353"><text:p/></draw:connector><draw:custom-shape draw:style-name="gr27" draw:text-style-name="P37" xml:id="id129" draw:id="id129" svg:width="1.301cm" svg:height="1.301cm" svg:x="0cm" svg:y="2.401cm"><text:p text:style-name="P33"><text:span text:style-name="T22">5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8" draw:text-style-name="P38" svg:width="0.902cm" svg:height="0.5cm" svg:x="0.998cm" svg:y="2.002cm"><text:p text:style-name="P33"><text:span text:style-name="T23">1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29" draw:text-style-name="P35" svg:x1="3.997cm" svg:y1="1.05cm" svg:x2="0.651cm" svg:y2="2.401cm" draw:start-shape="id127" draw:start-glue-point="6" draw:end-shape="id129" draw:end-glue-point="4" svg:d="M3997 1050h-3346v1351" svg:viewBox="0 0 3348 1353"><text:p/></draw:connector><draw:custom-shape draw:style-name="gr30" draw:text-style-name="P37" xml:id="id130" draw:id="id130" svg:width="1.301cm" svg:height="1.301cm" svg:x="1.998cm" svg:y="4.401cm"><text:p text:style-name="P33"><text:span text:style-name="T22">7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31" draw:text-style-name="P38" svg:width="0.902cm" svg:height="0.502cm" svg:x="2.999cm" svg:y="4.001cm"><text:p text:style-name="P33"><text:span text:style-name="T23">0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2" draw:text-style-name="P35" svg:x1="1.3cm" svg:y1="3.052cm" svg:x2="2.649cm" svg:y2="4.401cm" draw:start-shape="id129" draw:start-glue-point="10" draw:end-shape="id130" draw:end-glue-point="4" svg:d="M1300 3052h1349v1349" svg:viewBox="0 0 1351 1351"><text:p/></draw:connector></draw:g><draw:g text:anchor-type="paragraph" draw:z-index="20" draw:style-name="gr6"><draw:custom-shape draw:style-name="gr33" draw:text-style-name="P37" xml:id="id131" draw:id="id131" svg:width="1.301cm" svg:height="1.301cm" svg:x="14.998cm" svg:y="0.401cm"><text:p text:style-name="P33"><text:span text:style-name="T22">9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34" draw:text-style-name="P38" svg:width="0.9cm" svg:height="0.5cm" svg:x="15.999cm" svg:y="0.002cm"><text:p text:style-name="P33"><text:span text:style-name="T23">-1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35" draw:text-style-name="P37" xml:id="id132" draw:id="id132" svg:width="1.301cm" svg:height="1.301cm" svg:x="17cm" svg:y="2.403cm"><text:p text:style-name="P33"><text:span text:style-name="T22">13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36" draw:text-style-name="P38" svg:width="0.9cm" svg:height="0.5cm" svg:x="18.001cm" svg:y="2.004cm"><text:p text:style-name="P33"><text:span text:style-name="T23">0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7" draw:text-style-name="P35" svg:x1="16.298cm" svg:y1="1.052cm" svg:x2="17.651cm" svg:y2="2.403cm" draw:start-shape="id131" draw:start-glue-point="10" draw:end-shape="id132" draw:end-glue-point="4" svg:d="M16298 1052h1353v1351" svg:viewBox="0 0 1355 1353"><text:p/></draw:connector><draw:custom-shape draw:style-name="gr38" draw:text-style-name="P37" xml:id="id133" draw:id="id133" svg:width="1.301cm" svg:height="1.301cm" svg:x="11cm" svg:y="2.403cm"><text:p text:style-name="P33"><text:span text:style-name="T22">5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39" draw:text-style-name="P38" svg:width="0.9cm" svg:height="0.5cm" svg:x="12cm" svg:y="2.004cm"><text:p text:style-name="P33"><text:span text:style-name="T23">0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40" draw:text-style-name="P35" svg:x1="14.999cm" svg:y1="1.052cm" svg:x2="11.651cm" svg:y2="2.403cm" draw:start-shape="id131" draw:start-glue-point="6" draw:end-shape="id133" draw:end-glue-point="4" svg:d="M14999 1052h-3348v1351" svg:viewBox="0 0 3350 1353"><text:p/></draw:connector><draw:custom-shape draw:style-name="gr41" draw:text-style-name="P37" xml:id="id134" draw:id="id134" svg:width="1.301cm" svg:height="1.301cm" svg:x="13cm" svg:y="4.403cm"><text:p text:style-name="P33"><text:span text:style-name="T22">7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42" draw:text-style-name="P38" svg:width="0.9cm" svg:height="0.502cm" svg:x="14cm" svg:y="4.003cm"><text:p text:style-name="P33"><text:span text:style-name="T23">0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43" draw:text-style-name="P35" svg:x1="12.3cm" svg:y1="3.054cm" svg:x2="13.651cm" svg:y2="4.404cm" draw:start-shape="id133" draw:start-glue-point="10" draw:end-shape="id134" draw:end-glue-point="4" svg:d="M12300 3054h1351v1350" svg:viewBox="0 0 1353 1351"><text:p/></draw:connector><draw:custom-shape draw:style-name="gr44" draw:text-style-name="P37" xml:id="id135" draw:id="id135" svg:width="1.301cm" svg:height="1.301cm" svg:x="9.003cm" svg:y="4.405cm"><text:p text:style-name="P33"><text:span text:style-name="T22">1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45" draw:text-style-name="P38" svg:width="0.902cm" svg:height="0.5cm" svg:x="10.001cm" svg:y="4.006cm"><text:p text:style-name="P33"><text:span text:style-name="T23">0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46" draw:text-style-name="P35" svg:x1="11cm" svg:y1="3.054cm" svg:x2="9.654cm" svg:y2="4.405cm" draw:start-shape="id133" draw:start-glue-point="6" draw:end-shape="id135" draw:end-glue-point="4" svg:d="M11000 3054h-1346v1351" svg:viewBox="0 0 1348 1353"><text:p/></draw:connector></draw:g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Schritt6:<text:tab/><text:tab/><text:tab/><text:tab/><text:tab/><text:tab/><text:tab/><text:span text:style-name="T7">Schritt7: Doppelrotation</text:span></text:p>
      <text:p text:style-name="P15"><draw:g text:anchor-type="paragraph" draw:z-index="22" draw:style-name="gr6"><draw:custom-shape draw:style-name="gr64" draw:text-style-name="P37" xml:id="id142" draw:id="id142" svg:width="1.001cm" svg:height="0.999cm" svg:x="12.612cm" svg:y="0.307cm"><text:p text:style-name="P33"><text:span text:style-name="T22">7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65" draw:text-style-name="P38" svg:width="0.692cm" svg:height="0.385cm" svg:x="13.381cm" svg:y="0cm"><text:p text:style-name="P33"><text:span text:style-name="T23">0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66" draw:text-style-name="P37" xml:id="id143" draw:id="id143" svg:width="0.999cm" svg:height="1.001cm" svg:x="14.152cm" svg:y="1.845cm"><text:p text:style-name="P33"><text:span text:style-name="T22">9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67" draw:text-style-name="P38" svg:width="0.692cm" svg:height="0.384cm" svg:x="14.921cm" svg:y="1.54cm"><text:p text:style-name="P33"><text:span text:style-name="T23">0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68" draw:text-style-name="P35" svg:x1="13.612cm" svg:y1="0.806cm" svg:x2="14.651cm" svg:y2="1.845cm" draw:start-shape="id142" draw:start-glue-point="10" draw:end-shape="id143" draw:end-glue-point="4" svg:d="M13612 806h1039v1039" svg:viewBox="0 0 1041 1041"><text:p/></draw:connector><draw:custom-shape draw:style-name="gr69" draw:text-style-name="P37" xml:id="id144" draw:id="id144" svg:width="1.001cm" svg:height="0.999cm" svg:x="9.536cm" svg:y="1.845cm"><text:p text:style-name="P33"><text:span text:style-name="T22">5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70" draw:text-style-name="P38" svg:width="0.692cm" svg:height="0.384cm" svg:x="10.307cm" svg:y="1.54cm"><text:p text:style-name="P33"><text:span text:style-name="T23">-1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71" draw:text-style-name="P35" svg:x1="12.612cm" svg:y1="0.806cm" svg:x2="10.037cm" svg:y2="1.845cm" draw:start-shape="id142" draw:start-glue-point="6" draw:end-shape="id144" draw:end-glue-point="4" svg:d="M12612 806h-2575v1039" svg:viewBox="0 0 2577 1041"><text:p/></draw:connector><draw:custom-shape draw:style-name="gr72" draw:text-style-name="P37" xml:id="id147" draw:id="id147" svg:width="0.999cm" svg:height="1.001cm" svg:x="12.614cm" svg:y="3.383cm"><text:p text:style-name="P33"><text:span text:style-name="T22">8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73" draw:text-style-name="P38" svg:width="0.692cm" svg:height="0.385cm" svg:x="13.383cm" svg:y="3.076cm"><text:p text:style-name="P33"><text:span text:style-name="T23">0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74" draw:text-style-name="P37" xml:id="id145" draw:id="id145" svg:width="1.001cm" svg:height="0.999cm" svg:x="8.003cm" svg:y="3.385cm"><text:p text:style-name="P33"><text:span text:style-name="T22">1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75" draw:text-style-name="P38" svg:width="0.694cm" svg:height="0.385cm" svg:x="8.77cm" svg:y="3.078cm"><text:p text:style-name="P33"><text:span text:style-name="T23">0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76" draw:text-style-name="P35" svg:x1="9.536cm" svg:y1="2.344cm" svg:x2="8.504cm" svg:y2="3.385cm" draw:start-shape="id144" draw:start-glue-point="6" draw:end-shape="id145" draw:end-glue-point="4" svg:d="M9536 2344h-1032v1041" svg:viewBox="0 0 1034 1042"><text:p/></draw:connector><draw:custom-shape draw:style-name="gr77" draw:text-style-name="P37" xml:id="id146" draw:id="id146" svg:width="1.001cm" svg:height="0.999cm" svg:x="15.692cm" svg:y="3.387cm"><text:p text:style-name="P33"><text:span text:style-name="T22">13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78" draw:text-style-name="P38" svg:width="0.692cm" svg:height="0.384cm" svg:x="16.461cm" svg:y="3.08cm"><text:p text:style-name="P33"><text:span text:style-name="T23">0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79" draw:text-style-name="P35" svg:x1="15.15cm" svg:y1="2.346cm" svg:x2="16.193cm" svg:y2="3.387cm" draw:start-shape="id143" draw:start-glue-point="10" draw:end-shape="id146" draw:end-glue-point="4" svg:d="M15150 2346h1043v1041" svg:viewBox="0 0 1044 1042"><text:p/></draw:connector><draw:connector draw:style-name="gr80" draw:text-style-name="P35" svg:x1="14.152cm" svg:y1="2.346cm" svg:x2="13.113cm" svg:y2="3.383cm" draw:start-shape="id143" draw:start-glue-point="6" draw:end-shape="id147" draw:end-glue-point="4" svg:d="M14152 2346h-1039v1037" svg:viewBox="0 0 1041 1039"><text:p/></draw:connector></draw:g><draw:g text:anchor-type="paragraph" draw:z-index="21" draw:style-name="gr6"><draw:custom-shape draw:style-name="gr47" draw:text-style-name="P37" xml:id="id136" draw:id="id136" svg:width="0.888cm" svg:height="0.888cm" svg:x="4.094cm" svg:y="0.274cm"><text:p text:style-name="P33"><text:span text:style-name="T22">9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48" draw:text-style-name="P38" svg:width="0.615cm" svg:height="0.341cm" svg:x="4.777cm" svg:y="0.002cm"><text:p text:style-name="P33"><text:span text:style-name="T23">-2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49" draw:text-style-name="P37" xml:id="id137" draw:id="id137" svg:width="0.888cm" svg:height="0.888cm" svg:x="5.461cm" svg:y="1.641cm"><text:p text:style-name="P33"><text:span text:style-name="T22">13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50" draw:text-style-name="P38" svg:width="0.615cm" svg:height="0.341cm" svg:x="6.144cm" svg:y="1.369cm"><text:p text:style-name="P33"><text:span text:style-name="T23">0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51" draw:text-style-name="P35" svg:x1="4.981cm" svg:y1="0.718cm" svg:x2="5.906cm" svg:y2="1.64cm" draw:start-shape="id136" draw:start-glue-point="10" draw:end-shape="id137" draw:end-glue-point="4" svg:d="M4981 718h925v922" svg:viewBox="0 0 926 924"><text:p/></draw:connector><draw:custom-shape draw:style-name="gr52" draw:text-style-name="P37" xml:id="id138" draw:id="id138" svg:width="0.888cm" svg:height="0.888cm" svg:x="1.365cm" svg:y="1.641cm"><text:p text:style-name="P33"><text:span text:style-name="T22">5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53" draw:text-style-name="P38" svg:width="0.615cm" svg:height="0.341cm" svg:x="2.048cm" svg:y="1.369cm"><text:p text:style-name="P33"><text:span text:style-name="T23">1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54" draw:text-style-name="P35" svg:x1="4.094cm" svg:y1="0.718cm" svg:x2="1.81cm" svg:y2="1.64cm" draw:start-shape="id136" draw:start-glue-point="6" draw:end-shape="id138" draw:end-glue-point="4" svg:d="M4094 718h-2284v922" svg:viewBox="0 0 2286 924"><text:p/></draw:connector><draw:custom-shape draw:style-name="gr55" draw:text-style-name="P37" xml:id="id139" draw:id="id139" svg:width="0.888cm" svg:height="0.888cm" svg:x="2.731cm" svg:y="3.006cm"><text:p text:style-name="P33"><text:span text:style-name="T22">7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56" draw:text-style-name="P38" svg:width="0.615cm" svg:height="0.343cm" svg:x="3.413cm" svg:y="2.733cm"><text:p text:style-name="P33"><text:span text:style-name="T23">1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57" draw:text-style-name="P35" svg:x1="2.253cm" svg:y1="2.085cm" svg:x2="3.176cm" svg:y2="3.006cm" draw:start-shape="id138" draw:start-glue-point="10" draw:end-shape="id139" draw:end-glue-point="4" svg:d="M2253 2085h923v921" svg:viewBox="0 0 924 923"><text:p/></draw:connector><draw:custom-shape draw:style-name="gr58" draw:text-style-name="P37" xml:id="id140" draw:id="id140" svg:width="0.888cm" svg:height="0.888cm" svg:x="0.002cm" svg:y="3.008cm"><text:p text:style-name="P33"><text:span text:style-name="T22">1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59" draw:text-style-name="P38" svg:width="0.616cm" svg:height="0.343cm" svg:x="0.683cm" svg:y="2.734cm"><text:p text:style-name="P33"><text:span text:style-name="T23">0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60" draw:text-style-name="P35" svg:x1="1.366cm" svg:y1="2.085cm" svg:x2="0.447cm" svg:y2="3.007cm" draw:start-shape="id138" draw:start-glue-point="6" draw:end-shape="id140" draw:end-glue-point="4" svg:d="M1366 2085h-919v922" svg:viewBox="0 0 921 924"><text:p/></draw:connector><draw:custom-shape draw:style-name="gr61" draw:text-style-name="P37" xml:id="id141" draw:id="id141" svg:width="0.89cm" svg:height="0.888cm" svg:x="4.096cm" svg:y="4.373cm"><text:p text:style-name="P33"><text:span text:style-name="T22">8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62" draw:text-style-name="P38" svg:width="0.615cm" svg:height="0.343cm" svg:x="4.78cm" svg:y="4.1cm"><text:p text:style-name="P33"><text:span text:style-name="T23">0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63" draw:text-style-name="P35" svg:x1="3.618cm" svg:y1="3.45cm" svg:x2="4.54cm" svg:y2="4.373cm" draw:start-shape="id139" draw:start-glue-point="10" draw:end-shape="id141" draw:end-glue-point="4" svg:d="M3618 3450h922v923" svg:viewBox="0 0 924 924"><text:p/></draw:connector></draw:g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"/>
      <text:p text:style-name="P27"><text:soft-page-break/><text:span text:style-name="T19">10a)</text:span> Studieren Sie d<text:span text:style-name="T8">as</text:span> <text:span text:style-name="T8">P</text:span>aper <text:span text:style-name="T8">zu</text:span> Patricia und beantworten Sie folgende Fragen:</text:p>
      <text:list xml:id="list5168182665531505854" text:style-name="L210">
        <text:list-item>
          <text:p text:style-name="P26">Wie kann die Suche in einem Patricia-Baum implementiert werden? Erklären Sie Ihren (Pseudo-)Code! Welche Daten werden für jeden Knoten gespeichert?</text:p>
        </text:list-item>
        <text:list-item>
          <text:p text:style-name="P26">Welche Vor- und Nachteile hat der Patricia-Baum gegenüber einem AVL-Baum bzw. Gegenüber radix-Suche?</text:p>
        </text:list-item>
      </text:list>
      <text:p text:style-name="P2"/>
      <text:list xml:id="list8265989527148034444" text:style-name="L212">
        <text:list-item>
          <text:p text:style-name="P20">Nummeriere Bits der Keys von rechts nach links</text:p>
        </text:list-item>
        <text:list-item>
          <text:p text:style-name="P20">Speichere im Knoten die Nummer desjenigen Bits, das an diesem Knoten getestet werden muss</text:p>
        </text:list-item>
        <text:list-item>
          <text:p text:style-name="P20">Konsequenz: auf jedem Pfad durch den Baum von oben nach unten nehmen diese Nummern ab.</text:p>
        </text:list-item>
        <text:list-item>
          <text:p text:style-name="P20">Suche:</text:p>
        </text:list-item>
        <text:list-item>
          <text:p text:style-name="P20">Laufe im Baum abwärts, wobei man den Bitindex in jedem Knoten benutzt, um festzustellen, welches Bit im Key zu testen ist.</text:p>
        </text:list-item>
        <text:list-item>
          <text:p text:style-name="P20">Die Keys in den Knoten werden auf dem Weg im Baum abwärts überhaupt nicht beachtet!</text:p>
        </text:list-item>
        <text:list-item>
          <text:p text:style-name="P20">Schließlich wird ein aufwärts zeigender Pointer auf einen inneren Knoten vorgefunden -&gt; führe vollständigen Vergleich zwischen gesuchtem Key in jenem inneren Knoten durch.</text:p>
        </text:list-item>
        <text:list-item>
          <text:p text:style-name="P20">Es ist leicht zu testen, ob ein Zeiger nach oben zeigt, da die Bitindizes in den Knoten (per Defintion) kleiner werden, wenn man sich im Baum abwärts bewegt.</text:p>
        </text:list-item>
      </text:list>
      <text:p text:style-name="P2"/>
      <text:p text:style-name="P19">Welche Daten werden für jeden Knoten gespeichert?</text:p>
      <text:p text:style-name="P19">Bitindex und Key</text:p>
      <text:p text:style-name="P2"/>
      <text:p text:style-name="P18">Vor- und Nachteile von Patricia gegenüber Avl-Baum/Radix-Search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31">Patricia</text:p>
          </table:table-cell>
          <table:table-cell table:style-name="Tabelle1.A1" office:value-type="string">
            <text:p text:style-name="P31">Radix-Search</text:p>
          </table:table-cell>
          <table:table-cell table:style-name="Tabelle1.C1" office:value-type="string">
            <text:p text:style-name="P31">AVL-Baum</text:p>
          </table:table-cell>
        </table:table-row>
        <table:table-row>
          <table:table-cell table:style-name="Tabelle1.A2" office:value-type="string">
            <text:p text:style-name="Table_20_Contents">- <text:span text:style-name="T12">identifies the bits which distinguish the search keys and build them into a data structure</text:span></text:p>
            <text:p text:style-name="Table_20_Contents">- <text:span text:style-name="T12">with no surplus nodes</text:span></text:p>
            <text:p text:style-name="Table_20_Contents">- <text:span text:style-name="T12">quite well balanced</text:span></text:p>
            <text:p text:style-name="Table_20_Contents">- <text:span text:style-name="T12">insensitive to the order in which keys are inserted</text:span></text:p>
          </table:table-cell>
          <table:table-cell table:style-name="Tabelle1.A2" office:value-type="string">
            <text:p text:style-name="Table_20_Contents">- <text:span text:style-name="T9">Reasonable worst-case performance without complication of balanced trees</text:span></text:p>
            <text:p text:style-name="Table_20_Contents">- <text:span text:style-name="T9">provide an easy way to handle variable length keys</text:span></text:p>
            <text:p text:style-name="Table_20_Contents">- <text:span text:style-name="T9">some allow savings in space by storing part of the key within the searh structure</text:span></text:p>
            <text:p text:style-name="Table_20_Contents">- <text:span text:style-name="T9">very fast access to the data, competitive with search trees and hashing</text:span></text:p>
            <text:p text:style-name="P30">disadvantages:</text:p>
            <text:p text:style-name="P30">- biased data can lead to degenerate trees with bad performance (data comprised of characters is biased)</text:p>
            <text:p text:style-name="P30">- some of the methods can make very inneficient use of space.</text:p>
            <text:p text:style-name="P30">- difficult to implement in some high-level languages</text:p>
            <text:p text:style-name="P30">- <text:span text:style-name="T10">the number of internal keys can be somewhat larger than the number of keys</text:span></text:p>
            <text:p text:style-name="P30">- <text:span text:style-name="T11">tow type of nodes complicate implementation</text:span></text:p>
          </table:table-cell>
          <table:table-cell table:style-name="Tabelle1.C2" office:value-type="string">
            <text:p text:style-name="Table_20_Contents">- <text:span text:style-name="T13">can degenerate to a list</text:span></text:p>
            <text:p text:style-name="Table_20_Contents">- <text:span text:style-name="T13">insertion or deletion may require complete rearranging the tree to maintain balance</text:span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68e0" officeooo:paragraph-rsid="001a68e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ffff" fo:border-left="none" fo:border-right="none" fo:padding="0.049cm" style:shadow="none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*** Komplexe Softwaresysteme 2 *** Michael Geiß *** Übung 1 ***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4DT2H48M29S</meta:editing-duration>
    <meta:editing-cycles>15</meta:editing-cycles>
    <meta:generator>LibreOffice/4.2.1.1$Windows_x86 LibreOffice_project/d7dbbd7842e6a58b0f521599204e827654e1fb8b</meta:generator>
    <dc:date>2014-03-03T11:06:33.433000000</dc:date>
    <meta:document-statistic meta:table-count="2" meta:image-count="0" meta:object-count="0" meta:page-count="12" meta:paragraph-count="88" meta:word-count="897" meta:character-count="5578" meta:non-whitespace-character-count="4743"/>
    <meta:user-defined meta:name="Info 1"/>
    <meta:user-defined meta:name="Info 2"/>
    <meta:user-defined meta:name="Info 3"/>
    <meta:user-defined meta:name="Info 4"/>
  </office:meta>
</office:document-meta>
</file>